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2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yle-1">
      <style:paragraph-properties fo:text-align="left" fo:text-indent="0cm" fo:line-height="115%" fo:margin-top="0.847cm" fo:margin-left="0.212cm" fo:margin-right="0.212cm"/>
    </style:style>
    <style:style style:name="T1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1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1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1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1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P2" style:family="paragraph" style:parent-style-name="ListStyle">
      <style:paragraph-properties fo:text-align="left" fo:line-height="115%" fo:margin-top="0.847cm" fo:margin-left="1.27cm" fo:margin-right="0.212cm"/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" style:family="paragraph" style:parent-style-name="ListStyle">
      <style:paragraph-properties fo:text-align="left" fo:line-height="115%" fo:margin-top="0.847cm" fo:margin-left="1.27cm" fo:margin-right="0.212cm"/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_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4" style:family="paragraph" style:parent-style-name="ListStyle">
      <style:paragraph-properties fo:text-align="left" fo:line-height="115%" fo:margin-top="0.847cm" fo:margin-left="1.27cm" fo:margin-right="0.212cm"/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_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_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_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_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_1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_1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_1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_1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_1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_1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_1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_1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_1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_1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_2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_2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_2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_2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5" style:family="paragraph" style:parent-style-name="ListStyle">
      <style:paragraph-properties fo:text-align="left" fo:line-height="115%" fo:margin-top="0.847cm" fo:margin-left="1.27cm" fo:margin-right="0.212cm"/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_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_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_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_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_1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_1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_1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_1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_1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_1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_1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6" style:family="paragraph" style:parent-style-name="ListStyle">
      <style:paragraph-properties fo:text-align="left" fo:line-height="115%" fo:margin-top="0.847cm" fo:margin-left="1.27cm" fo:margin-right="0.212cm"/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_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_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_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_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_1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_1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_1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_1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_1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_1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7" style:family="paragraph" style:parent-style-name="ListStyle">
      <style:paragraph-properties fo:text-align="left" fo:line-height="115%" fo:margin-top="0.847cm" fo:margin-left="1.27cm" fo:margin-right="0.212cm"/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_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_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_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_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_1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_1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_1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8" style:family="paragraph" style:parent-style-name="Style-2">
      <style:paragraph-properties fo:text-align="left" fo:text-indent="0cm" fo:line-height="115%" fo:margin-top="0.847cm" fo:margin-bottom="0.212cm" fo:margin-left="0cm" fo:margin-right="0.212cm"/>
    </style:style>
    <style:style style:name="T8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P9" style:family="paragraph" style:parent-style-name="Style-3">
      <style:paragraph-properties fo:text-align="left" fo:text-indent="0cm" fo:line-height="115%" fo:margin-top="0cm" fo:margin-left="0cm" fo:margin-right="0.212cm"/>
    </style:style>
    <style:style style:name="T9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9_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10" style:family="paragraph" style:parent-style-name="Style-3">
      <style:paragraph-properties fo:text-align="left" fo:text-indent="0cm" fo:line-height="115%" fo:margin-top="0cm" fo:margin-left="0cm" fo:margin-right="0.212cm"/>
    </style:style>
    <style:style style:name="T10_1" style:family="text" style:parent-style-name="Default_20_Paragraph_20_Font"/>
    <style:style style:name="T10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_3" style:family="text" style:parent-style-name="Default_20_Paragraph_20_Font"/>
    <style:style style:name="T10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_5" style:family="text" style:parent-style-name="Default_20_Paragraph_20_Font"/>
    <style:style style:name="T10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_7" style:family="text" style:parent-style-name="Default_20_Paragraph_20_Font"/>
    <style:style style:name="T10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_9" style:family="text" style:parent-style-name="Default_20_Paragraph_20_Font"/>
    <style:style style:name="T10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_11" style:family="text" style:parent-style-name="Default_20_Paragraph_20_Font"/>
    <style:style style:name="T10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_13" style:family="text" style:parent-style-name="Default_20_Paragraph_20_Font"/>
    <style:style style:name="T10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_15" style:family="text" style:parent-style-name="Default_20_Paragraph_20_Font"/>
    <style:style style:name="T10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_17" style:family="text" style:parent-style-name="Default_20_Paragraph_20_Font"/>
    <style:style style:name="T10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_19" style:family="text" style:parent-style-name="Default_20_Paragraph_20_Font"/>
    <style:style style:name="T10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_21" style:family="text" style:parent-style-name="Default_20_Paragraph_20_Font"/>
    <style:style style:name="T10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_23" style:family="text" style:parent-style-name="Default_20_Paragraph_20_Font"/>
    <style:style style:name="T10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_25" style:family="text" style:parent-style-name="Default_20_Paragraph_20_Font"/>
    <style:style style:name="T10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_27" style:family="text" style:parent-style-name="Default_20_Paragraph_20_Font"/>
    <style:style style:name="T10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_29" style:family="text" style:parent-style-name="Default_20_Paragraph_20_Font"/>
    <style:style style:name="T10_3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_31" style:family="text" style:parent-style-name="Default_20_Paragraph_20_Font"/>
    <style:style style:name="T10_3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_33" style:family="text" style:parent-style-name="Default_20_Paragraph_20_Font"/>
    <style:style style:name="T10_3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_35" style:family="text" style:parent-style-name="Default_20_Paragraph_20_Font"/>
    <style:style style:name="T10_3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_37" style:family="text" style:parent-style-name="Default_20_Paragraph_20_Font"/>
    <style:style style:name="T10_3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1" style:family="paragraph" style:parent-style-name="Style-2">
      <style:paragraph-properties fo:text-align="left" fo:text-indent="0cm" fo:line-height="115%" fo:margin-top="0.847cm" fo:margin-left="0cm" fo:margin-right="0.212cm"/>
    </style:style>
    <style:style style:name="T11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P12" style:family="paragraph" style:parent-style-name="ListStyle">
      <style:paragraph-properties fo:text-align="left" fo:line-height="115%" fo:margin-top="0.847cm" fo:margin-bottom="0.212cm" fo:margin-left="1.27cm" fo:margin-right="0.212cm"/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_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_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_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_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_1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_1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_1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_13" style:family="text" style:parent-style-name="Default_20_Paragraph_20_Font"/>
    <style:style style:name="T12_14" style:family="text" style:parent-style-name="Default_20_Paragraph_20_Font">
      <style:text-properties fo:background-color="#ffffff" style:text-line-through-style="none" fo:font-style="normal" style:font-style-asian="normal" style:font-style-complex="normal" fo:color="#00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12_15" style:family="text" style:parent-style-name="Default_20_Paragraph_20_Font"/>
    <style:style style:name="T12_16" style:family="text" style:parent-style-name="Default_20_Paragraph_20_Font">
      <style:text-properties fo:background-color="#ffffff" style:text-line-through-style="none" fo:font-style="normal" style:font-style-asian="normal" style:font-style-complex="normal" fo:color="#00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12_17" style:family="text" style:parent-style-name="Default_20_Paragraph_20_Font"/>
    <style:style style:name="T12_18" style:family="text" style:parent-style-name="Default_20_Paragraph_20_Font">
      <style:text-properties fo:background-color="#ffffff" style:text-line-through-style="none" fo:font-style="normal" style:font-style-asian="normal" style:font-style-complex="normal" fo:color="#00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12_19" style:family="text" style:parent-style-name="Default_20_Paragraph_20_Font"/>
    <style:style style:name="T12_20" style:family="text" style:parent-style-name="Default_20_Paragraph_20_Font">
      <style:text-properties fo:background-color="#ffffff" style:text-line-through-style="none" fo:font-style="normal" style:font-style-asian="normal" style:font-style-complex="normal" fo:color="#00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12_21" style:family="text" style:parent-style-name="Default_20_Paragraph_20_Font"/>
    <style:style style:name="T12_22" style:family="text" style:parent-style-name="Default_20_Paragraph_20_Font">
      <style:text-properties fo:background-color="#ffffff" style:text-line-through-style="none" fo:font-style="normal" style:font-style-asian="normal" style:font-style-complex="normal" fo:color="#00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12_23" style:family="text" style:parent-style-name="Default_20_Paragraph_20_Font"/>
    <style:style style:name="T12_24" style:family="text" style:parent-style-name="Default_20_Paragraph_20_Font">
      <style:text-properties fo:background-color="#ffffff" style:text-line-through-style="none" fo:font-style="normal" style:font-style-asian="normal" style:font-style-complex="normal" fo:color="#00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12_25" style:family="text" style:parent-style-name="Default_20_Paragraph_20_Font"/>
    <style:style style:name="T12_26" style:family="text" style:parent-style-name="Default_20_Paragraph_20_Font">
      <style:text-properties fo:background-color="#ffffff" style:text-line-through-style="none" fo:font-style="normal" style:font-style-asian="normal" style:font-style-complex="normal" fo:color="#00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12_27" style:family="text" style:parent-style-name="Default_20_Paragraph_20_Font"/>
    <style:style style:name="T12_28" style:family="text" style:parent-style-name="Default_20_Paragraph_20_Font">
      <style:text-properties fo:background-color="#ffffff" style:text-line-through-style="none" fo:font-style="normal" style:font-style-asian="normal" style:font-style-complex="normal" fo:color="#00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12_29" style:family="text" style:parent-style-name="Default_20_Paragraph_20_Font"/>
    <style:style style:name="T12_30" style:family="text" style:parent-style-name="Default_20_Paragraph_20_Font">
      <style:text-properties fo:background-color="#ffffff" style:text-line-through-style="none" fo:font-style="normal" style:font-style-asian="normal" style:font-style-complex="normal" fo:color="#00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12_31" style:family="text" style:parent-style-name="Default_20_Paragraph_20_Font"/>
    <style:style style:name="T12_32" style:family="text" style:parent-style-name="Default_20_Paragraph_20_Font">
      <style:text-properties fo:background-color="#ffffff" style:text-line-through-style="none" fo:font-style="normal" style:font-style-asian="normal" style:font-style-complex="normal" fo:color="#00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12_33" style:family="text" style:parent-style-name="Default_20_Paragraph_20_Font"/>
    <style:style style:name="T12_34" style:family="text" style:parent-style-name="Default_20_Paragraph_20_Font">
      <style:text-properties fo:background-color="#ffffff" style:text-line-through-style="none" fo:font-style="normal" style:font-style-asian="normal" style:font-style-complex="normal" fo:color="#00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12_35" style:family="text" style:parent-style-name="Default_20_Paragraph_20_Font"/>
    <style:style style:name="T12_36" style:family="text" style:parent-style-name="Default_20_Paragraph_20_Font">
      <style:text-properties fo:background-color="#ffffff" style:text-line-through-style="none" fo:font-style="normal" style:font-style-asian="normal" style:font-style-complex="normal" fo:color="#00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12_37" style:family="text" style:parent-style-name="Default_20_Paragraph_20_Font"/>
    <style:style style:name="T12_38" style:family="text" style:parent-style-name="Default_20_Paragraph_20_Font">
      <style:text-properties fo:background-color="#ffffff" style:text-line-through-style="none" fo:font-style="normal" style:font-style-asian="normal" style:font-style-complex="normal" fo:color="#00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12_39" style:family="text" style:parent-style-name="Default_20_Paragraph_20_Font"/>
    <style:style style:name="T12_40" style:family="text" style:parent-style-name="Default_20_Paragraph_20_Font">
      <style:text-properties fo:background-color="#ffffff" style:text-line-through-style="none" fo:font-style="normal" style:font-style-asian="normal" style:font-style-complex="normal" fo:color="#00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12_41" style:family="text" style:parent-style-name="Default_20_Paragraph_20_Font"/>
    <style:style style:name="T12_42" style:family="text" style:parent-style-name="Default_20_Paragraph_20_Font">
      <style:text-properties fo:background-color="#ffffff" style:text-line-through-style="none" fo:font-style="normal" style:font-style-asian="normal" style:font-style-complex="normal" fo:color="#00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12_43" style:family="text" style:parent-style-name="Default_20_Paragraph_20_Font"/>
    <style:style style:name="T12_44" style:family="text" style:parent-style-name="Default_20_Paragraph_20_Font">
      <style:text-properties fo:background-color="#ffffff" style:text-line-through-style="none" fo:font-style="normal" style:font-style-asian="normal" style:font-style-complex="normal" fo:color="#00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12_45" style:family="text" style:parent-style-name="Default_20_Paragraph_20_Font"/>
    <style:style style:name="T12_46" style:family="text" style:parent-style-name="Default_20_Paragraph_20_Font">
      <style:text-properties fo:background-color="#ffffff" style:text-line-through-style="none" fo:font-style="normal" style:font-style-asian="normal" style:font-style-complex="normal" fo:color="#00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12_47" style:family="text" style:parent-style-name="Default_20_Paragraph_20_Font"/>
    <style:style style:name="T12_48" style:family="text" style:parent-style-name="Default_20_Paragraph_20_Font">
      <style:text-properties fo:background-color="#ffffff" style:text-line-through-style="none" fo:font-style="normal" style:font-style-asian="normal" style:font-style-complex="normal" fo:color="#00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12_49" style:family="text" style:parent-style-name="Default_20_Paragraph_20_Font"/>
    <style:style style:name="T12_50" style:family="text" style:parent-style-name="Default_20_Paragraph_20_Font">
      <style:text-properties fo:background-color="#ffffff" style:text-line-through-style="none" fo:font-style="normal" style:font-style-asian="normal" style:font-style-complex="normal" fo:color="#00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12_51" style:family="text" style:parent-style-name="Default_20_Paragraph_20_Font"/>
    <style:style style:name="T12_52" style:family="text" style:parent-style-name="Default_20_Paragraph_20_Font">
      <style:text-properties fo:background-color="#ffffff" style:text-line-through-style="none" fo:font-style="normal" style:font-style-asian="normal" style:font-style-complex="normal" fo:color="#00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12_53" style:family="text" style:parent-style-name="Default_20_Paragraph_20_Font"/>
    <style:style style:name="T12_54" style:family="text" style:parent-style-name="Default_20_Paragraph_20_Font">
      <style:text-properties fo:background-color="#ffffff" style:text-line-through-style="none" fo:font-style="normal" style:font-style-asian="normal" style:font-style-complex="normal" fo:color="#00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12_55" style:family="text" style:parent-style-name="Default_20_Paragraph_20_Font"/>
    <style:style style:name="T12_56" style:family="text" style:parent-style-name="Default_20_Paragraph_20_Font">
      <style:text-properties fo:background-color="#ffffff" style:text-line-through-style="none" fo:font-style="normal" style:font-style-asian="normal" style:font-style-complex="normal" fo:color="#00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12_57" style:family="text" style:parent-style-name="Default_20_Paragraph_20_Font"/>
    <style:style style:name="T12_58" style:family="text" style:parent-style-name="Default_20_Paragraph_20_Font">
      <style:text-properties fo:background-color="#ffffff" style:text-line-through-style="none" fo:font-style="normal" style:font-style-asian="normal" style:font-style-complex="normal" fo:color="#00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P13" style:family="paragraph" style:parent-style-name="ListStyle">
      <style:paragraph-properties fo:text-align="left" fo:line-height="115%" fo:margin-top="0cm" fo:margin-left="1.27cm" fo:margin-right="0.212cm"/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4" style:family="paragraph" style:parent-style-name="ListStyle">
      <style:paragraph-properties fo:text-align="left" fo:line-height="115%" fo:margin-top="0cm" fo:margin-left="1.27cm" fo:margin-right="0.212cm"/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_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_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_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_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_1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_1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_1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_1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_1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5" style:family="paragraph" style:parent-style-name="ListStyle">
      <style:paragraph-properties fo:text-align="left" fo:line-height="115%" fo:margin-top="0cm" fo:margin-left="1.27cm" fo:margin-right="0.212cm"/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_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_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_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_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_1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_1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_1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6" style:family="paragraph" style:parent-style-name="ListStyle">
      <style:paragraph-properties fo:text-align="left" fo:line-height="115%" fo:margin-top="0cm" fo:margin-left="1.27cm" fo:margin-right="0.212cm"/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_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_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_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_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_1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7" style:family="paragraph" style:parent-style-name="ListStyle">
      <style:paragraph-properties fo:text-align="left" fo:line-height="115%" fo:margin-top="0cm" fo:margin-left="2.54cm" fo:margin-right="0.212cm"/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7_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7_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7_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7_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7_1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7_1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7_1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7_1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7_1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7_1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7_1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7_1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7_1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17_1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18" style:family="paragraph" style:parent-style-name="ListStyle">
      <style:paragraph-properties fo:text-align="left" fo:line-height="115%" fo:margin-top="0cm" fo:margin-left="2.54cm" fo:margin-right="0.212cm"/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8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8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8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8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8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9" style:family="paragraph" style:parent-style-name="ListStyle">
      <style:paragraph-properties fo:text-align="left" fo:line-height="115%" fo:margin-top="0cm" fo:margin-left="2.54cm" fo:margin-right="0.212cm"/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1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1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1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1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1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1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1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1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1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1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2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2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2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2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2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2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2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2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2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2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3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3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3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3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3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3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3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3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3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3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9_4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20" style:family="paragraph" style:parent-style-name="ListStyle">
      <style:paragraph-properties fo:text-align="left" fo:line-height="115%" fo:margin-top="0cm" fo:margin-left="3.81cm" fo:margin-right="0.212cm"/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0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21" style:family="paragraph" style:parent-style-name="ListStyle">
      <style:paragraph-properties fo:text-align="left" fo:line-height="115%" fo:margin-top="0cm" fo:margin-left="5.08cm" fo:margin-right="0.212cm"/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1_1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22" style:family="paragraph" style:parent-style-name="ListStyle">
      <style:paragraph-properties fo:text-align="left" fo:line-height="115%" fo:margin-top="0cm" fo:margin-left="3.81cm" fo:margin-right="0.212cm"/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2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23" style:family="paragraph" style:parent-style-name="ListStyle">
      <style:paragraph-properties fo:text-align="left" fo:line-height="115%" fo:margin-top="0cm" fo:margin-left="3.81cm" fo:margin-right="0.212cm"/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3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3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3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24" style:family="paragraph" style:parent-style-name="ListStyle">
      <style:paragraph-properties fo:text-align="left" fo:line-height="115%" fo:margin-top="0cm" fo:margin-left="2.54cm" fo:margin-right="0.212cm"/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4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4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4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25" style:family="paragraph" style:parent-style-name="ListStyle">
      <style:paragraph-properties fo:text-align="left" fo:line-height="115%" fo:margin-top="0cm" fo:margin-left="2.54cm" fo:margin-right="0.212cm"/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1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1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1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1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1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1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1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1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1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1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2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2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2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2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5_2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26" style:family="paragraph" style:parent-style-name="Style-2">
      <style:paragraph-properties fo:text-align="left" fo:text-indent="0cm" fo:line-height="115%" fo:margin-top="0.847cm" fo:margin-bottom="0.212cm" fo:margin-left="0cm" fo:margin-right="0.212cm"/>
    </style:style>
    <style:style style:name="T26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26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26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P27" style:family="paragraph" style:parent-style-name="Style-3">
      <style:paragraph-properties fo:text-align="left" fo:text-indent="0cm" fo:line-height="115%" fo:margin-top="0cm" fo:margin-left="0cm" fo:margin-right="0.212cm"/>
    </style:style>
    <style:style style:name="T27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1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1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1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1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1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1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1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1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1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1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2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2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2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2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2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2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2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2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2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2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3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3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3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3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3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3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3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3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3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3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4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4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4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4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4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4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7_4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28" style:family="paragraph" style:parent-style-name="Style-3">
      <style:paragraph-properties fo:text-align="left" fo:text-indent="0cm" fo:line-height="115%" fo:margin-top="0cm" fo:margin-left="0cm" fo:margin-right="0.212cm"/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29" style:family="paragraph" style:parent-style-name="Style-3">
      <style:paragraph-properties fo:text-align="left" fo:text-indent="0cm" fo:line-height="115%" fo:margin-top="0cm" fo:margin-left="0cm" fo:margin-right="0.212cm"/>
    </style:style>
    <style:style style:name="T29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9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9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9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9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9_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9_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9_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9_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9_1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9_1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9_1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9_1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9_1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29_1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30" style:family="paragraph" style:parent-style-name="Style-3">
      <style:paragraph-properties fo:text-align="left" fo:text-indent="0cm" fo:line-height="115%" fo:margin-top="0cm" fo:margin-left="0cm" fo:margin-right="0.212cm"/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31" style:family="paragraph" style:parent-style-name="Style-3">
      <style:paragraph-properties fo:text-align="left" fo:text-indent="0cm" fo:line-height="115%" fo:margin-top="0cm" fo:margin-left="0cm" fo:margin-right="0.212cm"/>
    </style:style>
    <style:style style:name="T31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1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1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1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1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1_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1_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1_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1_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1_1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1_1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1_1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1_1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1_1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1_1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1_1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1_1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1_1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1_1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1_2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1_2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1_2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1_2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1_2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1_2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1_2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32" style:family="paragraph" style:parent-style-name="Style-3">
      <style:paragraph-properties fo:text-align="left" fo:text-indent="0cm" fo:line-height="115%" fo:margin-top="0cm" fo:margin-left="0cm" fo:margin-right="0.212cm"/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33" style:family="paragraph" style:parent-style-name="Style-3">
      <style:paragraph-properties fo:text-align="left" fo:text-indent="0cm" fo:line-height="115%" fo:margin-top="0cm" fo:margin-left="0cm" fo:margin-right="0.212cm"/>
    </style:style>
    <style:style style:name="T33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3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3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3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3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3_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3_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3_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3_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3_1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3_1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3_1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3_1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3_1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3_1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34" style:family="paragraph" style:parent-style-name="Style-2">
      <style:paragraph-properties fo:text-align="left" fo:text-indent="0cm" fo:line-height="115%" fo:margin-top="0.847cm" fo:margin-bottom="0.212cm" fo:margin-left="0cm" fo:margin-right="0.212cm"/>
    </style:style>
    <style:style style:name="T34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34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34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34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34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P35" style:family="paragraph" style:parent-style-name="ListStyle">
      <style:paragraph-properties fo:text-align="left" fo:line-height="115%" fo:margin-top="0cm" fo:margin-left="1.27cm" fo:margin-right="0.212cm"/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5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5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5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5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5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5_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5_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36" style:family="paragraph" style:parent-style-name="ListStyle">
      <style:paragraph-properties fo:text-align="left" fo:line-height="115%" fo:margin-top="0cm" fo:margin-left="1.27cm" fo:margin-right="0.212cm"/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1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1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1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1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1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1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1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1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1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1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2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2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2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37" style:family="paragraph" style:parent-style-name="Style-4">
      <style:paragraph-properties fo:text-align="left" fo:text-indent="0cm" fo:line-height="115%" fo:margin-top="0cm" fo:margin-left="2.54cm" fo:margin-right="0.212cm"/>
    </style:style>
    <style:style style:name="T37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7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7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7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7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38" style:family="paragraph" style:parent-style-name="Style-4">
      <style:paragraph-properties fo:text-align="left" fo:text-indent="0cm" fo:line-height="115%" fo:margin-top="0cm" fo:margin-left="2.54cm" fo:margin-right="0.212cm"/>
    </style:style>
    <style:style style:name="T38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8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8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8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8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39" style:family="paragraph" style:parent-style-name="Style-4">
      <style:paragraph-properties fo:text-align="left" fo:text-indent="0cm" fo:line-height="115%" fo:margin-top="0cm" fo:margin-left="2.54cm" fo:margin-right="0.212cm"/>
    </style:style>
    <style:style style:name="T39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9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9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9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9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9_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40" style:family="paragraph" style:parent-style-name="Style-4">
      <style:paragraph-properties fo:text-align="left" fo:text-indent="0cm" fo:line-height="115%" fo:margin-top="0cm" fo:margin-left="2.54cm" fo:margin-right="0.212cm"/>
    </style:style>
    <style:style style:name="T40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0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0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0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0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41" style:family="paragraph" style:parent-style-name="Style-4">
      <style:paragraph-properties fo:text-align="left" fo:text-indent="0cm" fo:line-height="115%" fo:margin-top="0cm" fo:margin-left="2.54cm" fo:margin-right="0.212cm"/>
    </style:style>
    <style:style style:name="T41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1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1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1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1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42" style:family="paragraph" style:parent-style-name="Style-4">
      <style:paragraph-properties fo:text-align="left" fo:text-indent="0cm" fo:line-height="115%" fo:margin-top="0cm" fo:margin-left="2.54cm" fo:margin-right="0.212cm"/>
    </style:style>
    <style:style style:name="T42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2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2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2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2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43" style:family="paragraph" style:parent-style-name="Style-4">
      <style:paragraph-properties fo:text-align="left" fo:text-indent="0cm" fo:line-height="115%" fo:margin-top="0cm" fo:margin-left="2.54cm" fo:margin-right="0.212cm"/>
    </style:style>
    <style:style style:name="T43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3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3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3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3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3_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3_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3_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3_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3_1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3_1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3_1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3_1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3_1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3_1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44" style:family="paragraph" style:parent-style-name="Style-4">
      <style:paragraph-properties fo:text-align="left" fo:text-indent="0cm" fo:line-height="115%" fo:margin-top="0cm" fo:margin-left="2.54cm" fo:margin-right="0.212cm"/>
    </style:style>
    <style:style style:name="T44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4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4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4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4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4_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4_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4_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4_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4_1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4_1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4_1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4_1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45" style:family="paragraph" style:parent-style-name="Style-4">
      <style:paragraph-properties fo:text-align="left" fo:text-indent="0cm" fo:line-height="115%" fo:margin-top="0cm" fo:margin-left="2.54cm" fo:margin-right="0.212cm"/>
    </style:style>
    <style:style style:name="T45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5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5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5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5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5_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5_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5_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46" style:family="paragraph" style:parent-style-name="Style-4">
      <style:paragraph-properties fo:text-align="left" fo:text-indent="0cm" fo:line-height="115%" fo:margin-top="0cm" fo:margin-left="2.54cm" fo:margin-right="0.212cm"/>
    </style:style>
    <style:style style:name="T46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6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6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6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6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6_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6_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6_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6_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6_1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6_1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6_1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6_1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6_1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6_1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6_1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6_1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6_1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6_1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47" style:family="paragraph" style:parent-style-name="Style-4">
      <style:paragraph-properties fo:text-align="left" fo:text-indent="0cm" fo:line-height="115%" fo:margin-top="0cm" fo:margin-left="2.54cm" fo:margin-right="0.212cm"/>
    </style:style>
    <style:style style:name="T47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7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7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7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7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48" style:family="paragraph" style:parent-style-name="Style-4">
      <style:paragraph-properties fo:text-align="left" fo:text-indent="0cm" fo:line-height="115%" fo:margin-top="0cm" fo:margin-left="2.54cm" fo:margin-right="0.212cm"/>
    </style:style>
    <style:style style:name="T48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8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8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8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8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49" style:family="paragraph" style:parent-style-name="Style-4">
      <style:paragraph-properties fo:text-align="left" fo:text-indent="0cm" fo:line-height="115%" fo:margin-top="0cm" fo:margin-left="2.54cm" fo:margin-right="0.212cm"/>
    </style:style>
    <style:style style:name="T49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9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9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9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9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9_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9_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49_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50" style:family="paragraph" style:parent-style-name="ListStyle">
      <style:paragraph-properties fo:text-align="left" fo:line-height="115%" fo:margin-top="0cm" fo:margin-left="1.27cm" fo:margin-right="0.212cm"/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0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0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0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0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0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0_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0_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0_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0_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0_1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0_1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0_1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0_1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0_1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0_1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0_1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0_1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51" style:family="paragraph" style:parent-style-name="ListStyle">
      <style:paragraph-properties fo:text-align="left" fo:line-height="115%" fo:margin-top="0cm" fo:margin-left="1.27cm" fo:margin-right="0.212cm"/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1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1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1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1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1_5" style:family="text" style:parent-style-name="Default_20_Paragraph_20_Font"/>
    <style:style style:name="T51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7" style:family="text" style:parent-style-name="Default_20_Paragraph_20_Font"/>
    <style:style style:name="T51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9" style:family="text" style:parent-style-name="Default_20_Paragraph_20_Font"/>
    <style:style style:name="T51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11" style:family="text" style:parent-style-name="Default_20_Paragraph_20_Font"/>
    <style:style style:name="T51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13" style:family="text" style:parent-style-name="Default_20_Paragraph_20_Font"/>
    <style:style style:name="T51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15" style:family="text" style:parent-style-name="Default_20_Paragraph_20_Font"/>
    <style:style style:name="T51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17" style:family="text" style:parent-style-name="Default_20_Paragraph_20_Font"/>
    <style:style style:name="T51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19" style:family="text" style:parent-style-name="Default_20_Paragraph_20_Font"/>
    <style:style style:name="T51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2" style:family="paragraph" style:parent-style-name="Style-2">
      <style:paragraph-properties fo:text-align="left" fo:text-indent="0cm" fo:line-height="115%" fo:margin-top="0.847cm" fo:margin-bottom="0.212cm" fo:margin-left="0cm" fo:margin-right="0.212cm"/>
    </style:style>
    <style:style style:name="T52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52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52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P53" style:family="paragraph" style:parent-style-name="Style-5">
      <style:paragraph-properties fo:text-align="left" fo:text-indent="0cm" fo:line-height="115%" fo:margin-top="0cm" fo:margin-left="0.212cm" fo:margin-right="0.212cm"/>
    </style:style>
    <style:style style:name="T53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3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3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3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3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3_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3_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3_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3_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3_1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54" style:family="paragraph" style:parent-style-name="ListStyle">
      <style:paragraph-properties fo:text-align="left" fo:line-height="115%" fo:margin-top="0cm" fo:margin-left="2.54cm" fo:margin-right="0.212cm"/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4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4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4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4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4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4_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4_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4_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4_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4_1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4_1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4_1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4_1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4_1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4_1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4_1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4_1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4_1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4_1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4_2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4_2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55" style:family="paragraph" style:parent-style-name="ListStyle">
      <style:paragraph-properties fo:text-align="left" fo:line-height="115%" fo:margin-top="0cm" fo:margin-left="2.54cm" fo:margin-right="0.212cm"/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_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_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_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_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_1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_1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_1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_1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_1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_1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_1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_1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56" style:family="paragraph" style:parent-style-name="ListStyle">
      <style:paragraph-properties fo:text-align="left" fo:line-height="115%" fo:margin-top="0cm" fo:margin-left="2.54cm" fo:margin-right="0.212cm"/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_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57" style:family="paragraph" style:parent-style-name="ListStyle">
      <style:paragraph-properties fo:text-align="left" fo:line-height="115%" fo:margin-top="0cm" fo:margin-left="2.54cm" fo:margin-right="0.212cm"/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_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_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_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_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_1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_1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_1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_1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_1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_1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_1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_1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_1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_1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_2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_2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_2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_2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_2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_2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_2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_2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_2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_2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58" style:family="paragraph" style:parent-style-name="ListStyle">
      <style:paragraph-properties fo:text-align="left" fo:line-height="115%" fo:margin-top="0cm" fo:margin-left="2.54cm" fo:margin-right="0.212cm"/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8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59" style:family="paragraph" style:parent-style-name="ListStyle">
      <style:paragraph-properties fo:text-align="left" fo:line-height="115%" fo:margin-top="0cm" fo:margin-left="1.27cm" fo:margin-right="0.212cm"/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9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9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9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60" style:family="paragraph" style:parent-style-name="ListStyle">
      <style:paragraph-properties fo:text-align="left" fo:line-height="115%" fo:margin-top="0cm" fo:margin-left="1.27cm" fo:margin-right="0.212cm"/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0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0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0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0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0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0_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0_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0_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0_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0_1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0_1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0_1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0_1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0_1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0_1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0_1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0_1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0_1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0_1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0_2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0_2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0_2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0_2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0_2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0_2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0_2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61" style:family="paragraph" style:parent-style-name="ListStyle">
      <style:paragraph-properties fo:text-align="left" fo:line-height="115%" fo:margin-top="0cm" fo:margin-left="1.27cm" fo:margin-right="0.212cm"/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1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1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1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1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1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1_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1_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1_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1_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1_1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1_1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1_1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1_1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1_1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1_1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1_1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1_1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1_1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1_1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1_2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1_2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1_2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1_2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1_2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1_2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1_2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1_2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1_2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1_2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1_3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1_3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1_3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62" style:family="paragraph" style:parent-style-name="ListStyle">
      <style:paragraph-properties fo:text-align="left" fo:line-height="115%" fo:margin-top="0cm" fo:margin-left="1.27cm" fo:margin-right="0.212cm"/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2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2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2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2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2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2_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2_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2_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2_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2_1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2_1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2_1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2_1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2_1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2_1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2_1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2_1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2_1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2_1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2_2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2_2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2_2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2_2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2_2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2_2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2_2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2_2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2_2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63" style:family="paragraph" style:parent-style-name="ListStyle">
      <style:paragraph-properties fo:text-align="left" fo:line-height="115%" fo:margin-top="0cm" fo:margin-left="1.27cm" fo:margin-right="0.212cm"/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3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3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3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3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3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3_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3_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3_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3_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3_1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3_1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3_1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3_1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64" style:family="paragraph" style:parent-style-name="ListStyle">
      <style:paragraph-properties fo:text-align="left" fo:line-height="115%" fo:margin-top="0cm" fo:margin-left="1.27cm" fo:margin-right="0.212cm"/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4_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4_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4_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4_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4_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4_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4_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4_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4_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4_1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4_1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4_1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4_1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4_1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4_15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4_16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4_17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4_18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4_19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4_20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4_21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4_22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4_23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64_24" style:family="text" style:parent-style-name="Default_20_Paragraph_20_Fon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65" style:family="paragraph" style:parent-style-name="Style-3">
      <style:paragraph-properties fo:text-align="left" fo:text-indent="0cm" fo:line-height="115%" fo:margin-top="0cm" fo:margin-bottom="0cm" fo:margin-left="0cm" fo:margin-right="0.212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Ressi</text:span><text:span text:style-name="T1_2"><text:s/></text:span><text:span text:style-name="T1_3">installation</text:span><text:span text:style-name="T1_4"><text:s/></text:span><text:span text:style-name="T1_5">guide</text:span></text:p>
      <text:list text:style-name="LS1" xml:id="list0">
        <text:list-item>
          <text:p text:style-name="P2"><text:span text:style-name="T2_1">Install</text:span><text:span text:style-name="T2_2"><text:s/></text:span><text:span text:style-name="T2_3">JDK</text:span></text:p>
        </text:list-item>
        <text:list-item>
          <text:p text:style-name="P3"><text:span text:style-name="T3_1">Install</text:span><text:span text:style-name="T3_2"><text:s/></text:span><text:span text:style-name="T3_3">Glashfish</text:span><text:span text:style-name="T3_4"><text:s/></text:span><text:span text:style-name="T3_5">v</text:span><text:span text:style-name="T3_6">3.1</text:span></text:p>
        </text:list-item>
        <text:list-item>
          <text:p text:style-name="P4"><text:span text:style-name="T4_1">Run</text:span><text:span text:style-name="T4_2"><text:s/></text:span><text:span text:style-name="T4_3">a</text:span><text:span text:style-name="T4_4"><text:s/></text:span><text:span text:style-name="T4_5">script</text:span><text:span text:style-name="T4_6"><text:s/></text:span><text:span text:style-name="T4_7">that</text:span><text:span text:style-name="T4_8"><text:s/></text:span><text:span text:style-name="T4_9">updates</text:span><text:span text:style-name="T4_10"><text:s/></text:span><text:span text:style-name="T4_11">the</text:span><text:span text:style-name="T4_12"><text:s/></text:span><text:span text:style-name="T4_13">DB</text:span><text:span text:style-name="T4_14"><text:s/></text:span><text:span text:style-name="T4_15">schema</text:span><text:span text:style-name="T4_16"><text:s/></text:span><text:span text:style-name="T4_17">to</text:span><text:span text:style-name="T4_18"><text:s/></text:span><text:span text:style-name="T4_19">include</text:span><text:span text:style-name="T4_20"><text:s/></text:span><text:span text:style-name="T4_21">additional</text:span><text:span text:style-name="T4_22"><text:s/></text:span><text:span text:style-name="T4_23">constructs</text:span></text:p>
        </text:list-item>
        <text:list-item>
          <text:p text:style-name="P5"><text:span text:style-name="T5_1">Copy</text:span><text:span text:style-name="T5_2"><text:s/></text:span><text:span text:style-name="T5_3">the</text:span><text:span text:style-name="T5_4"><text:s/>.</text:span><text:span text:style-name="T5_5">war</text:span><text:span text:style-name="T5_6"><text:s/></text:span><text:span text:style-name="T5_7">file</text:span><text:span text:style-name="T5_8"><text:s/></text:span><text:span text:style-name="T5_9">under</text:span><text:span text:style-name="T5_10"><text:s/></text:span><text:span text:style-name="T5_11">Glashfish</text:span><text:span text:style-name="T5_12"><text:s/></text:span><text:span text:style-name="T5_13">autodeploy</text:span><text:span text:style-name="T5_14"><text:s/></text:span><text:span text:style-name="T5_15">directory</text:span><text:span text:style-name="T5_16">.</text:span></text:p>
        </text:list-item>
        <text:list-item>
          <text:p text:style-name="P6"><text:span text:style-name="T6_1">Configure</text:span><text:span text:style-name="T6_2"><text:s/></text:span><text:span text:style-name="T6_3">DB</text:span><text:span text:style-name="T6_4"><text:s/></text:span><text:span text:style-name="T6_5">connections</text:span><text:span text:style-name="T6_6"><text:s/></text:span><text:span text:style-name="T6_7">and</text:span><text:span text:style-name="T6_8"><text:s/></text:span><text:span text:style-name="T6_9">COS</text:span><text:span text:style-name="T6_10"><text:s/></text:span><text:span text:style-name="T6_11">REST</text:span><text:span text:style-name="T6_12"><text:s/></text:span><text:span text:style-name="T6_13">API</text:span><text:span text:style-name="T6_14"><text:s/></text:span><text:span text:style-name="T6_15">endpoints</text:span></text:p>
        </text:list-item>
        <text:list-item>
          <text:p text:style-name="P7"><text:span text:style-name="T7_1">Add</text:span><text:span text:style-name="T7_2"><text:s/></text:span><text:span text:style-name="T7_3">users</text:span><text:span text:style-name="T7_4"><text:s/></text:span><text:span text:style-name="T7_5">through</text:span><text:span text:style-name="T7_6"><text:s/></text:span><text:span text:style-name="T7_7">Glassfish</text:span><text:span text:style-name="T7_8"><text:s/></text:span><text:span text:style-name="T7_9">admin</text:span><text:span text:style-name="T7_10"><text:s/></text:span><text:span text:style-name="T7_11">interface</text:span><text:span text:style-name="T7_12">.</text:span></text:p>
        </text:list-item>
      </text:list>
      <text:p text:style-name="P8"><text:span text:style-name="T8_1">JDK</text:span></text:p>
      <text:p text:style-name="P9"><text:span text:style-name="T9_1">Install</text:span><text:span text:style-name="T9_2"><text:s/></text:span><text:span text:style-name="T9_3">Java</text:span><text:span text:style-name="T9_4"><text:s/>1.6<text:s/></text:span><text:span text:style-name="T9_5">JDK</text:span><text:span text:style-name="T9_6">.</text:span></text:p>
      <text:p text:style-name="P10"><text:span text:style-name="T10_1"><text:a xlink:type="simple" xlink:href="http://www.google.com/url?q=http%3A%2F%2Fwww.oracle.com%2Ftechnetwork%2Fjava%2Fjavase%2Fdownloads%2Findex.html&amp;sa=D&amp;sntz=1&amp;usg=AFQjCNGWCcKCIFm3bfDWtU41j6HJzekqNQ"><text:span text:style-name="T10_2">http</text:span></text:a></text:span><text:span text:style-name="T10_3"><text:a xlink:type="simple" xlink:href="http://www.google.com/url?q=http%3A%2F%2Fwww.oracle.com%2Ftechnetwork%2Fjava%2Fjavase%2Fdownloads%2Findex.html&amp;sa=D&amp;sntz=1&amp;usg=AFQjCNGWCcKCIFm3bfDWtU41j6HJzekqNQ"><text:span text:style-name="T10_4">://</text:span></text:a></text:span><text:span text:style-name="T10_5"><text:a xlink:type="simple" xlink:href="http://www.google.com/url?q=http%3A%2F%2Fwww.oracle.com%2Ftechnetwork%2Fjava%2Fjavase%2Fdownloads%2Findex.html&amp;sa=D&amp;sntz=1&amp;usg=AFQjCNGWCcKCIFm3bfDWtU41j6HJzekqNQ"><text:span text:style-name="T10_6">www</text:span></text:a></text:span><text:span text:style-name="T10_7"><text:a xlink:type="simple" xlink:href="http://www.google.com/url?q=http%3A%2F%2Fwww.oracle.com%2Ftechnetwork%2Fjava%2Fjavase%2Fdownloads%2Findex.html&amp;sa=D&amp;sntz=1&amp;usg=AFQjCNGWCcKCIFm3bfDWtU41j6HJzekqNQ"><text:span text:style-name="T10_8">.</text:span></text:a></text:span><text:span text:style-name="T10_9"><text:a xlink:type="simple" xlink:href="http://www.google.com/url?q=http%3A%2F%2Fwww.oracle.com%2Ftechnetwork%2Fjava%2Fjavase%2Fdownloads%2Findex.html&amp;sa=D&amp;sntz=1&amp;usg=AFQjCNGWCcKCIFm3bfDWtU41j6HJzekqNQ"><text:span text:style-name="T10_10">oracle</text:span></text:a></text:span><text:span text:style-name="T10_11"><text:a xlink:type="simple" xlink:href="http://www.google.com/url?q=http%3A%2F%2Fwww.oracle.com%2Ftechnetwork%2Fjava%2Fjavase%2Fdownloads%2Findex.html&amp;sa=D&amp;sntz=1&amp;usg=AFQjCNGWCcKCIFm3bfDWtU41j6HJzekqNQ"><text:span text:style-name="T10_12">.</text:span></text:a></text:span><text:span text:style-name="T10_13"><text:a xlink:type="simple" xlink:href="http://www.google.com/url?q=http%3A%2F%2Fwww.oracle.com%2Ftechnetwork%2Fjava%2Fjavase%2Fdownloads%2Findex.html&amp;sa=D&amp;sntz=1&amp;usg=AFQjCNGWCcKCIFm3bfDWtU41j6HJzekqNQ"><text:span text:style-name="T10_14">com</text:span></text:a></text:span><text:span text:style-name="T10_15"><text:a xlink:type="simple" xlink:href="http://www.google.com/url?q=http%3A%2F%2Fwww.oracle.com%2Ftechnetwork%2Fjava%2Fjavase%2Fdownloads%2Findex.html&amp;sa=D&amp;sntz=1&amp;usg=AFQjCNGWCcKCIFm3bfDWtU41j6HJzekqNQ"><text:span text:style-name="T10_16">/</text:span></text:a></text:span><text:span text:style-name="T10_17"><text:a xlink:type="simple" xlink:href="http://www.google.com/url?q=http%3A%2F%2Fwww.oracle.com%2Ftechnetwork%2Fjava%2Fjavase%2Fdownloads%2Findex.html&amp;sa=D&amp;sntz=1&amp;usg=AFQjCNGWCcKCIFm3bfDWtU41j6HJzekqNQ"><text:span text:style-name="T10_18">technetwork</text:span></text:a></text:span><text:span text:style-name="T10_19"><text:a xlink:type="simple" xlink:href="http://www.google.com/url?q=http%3A%2F%2Fwww.oracle.com%2Ftechnetwork%2Fjava%2Fjavase%2Fdownloads%2Findex.html&amp;sa=D&amp;sntz=1&amp;usg=AFQjCNGWCcKCIFm3bfDWtU41j6HJzekqNQ"><text:span text:style-name="T10_20">/</text:span></text:a></text:span><text:span text:style-name="T10_21"><text:a xlink:type="simple" xlink:href="http://www.google.com/url?q=http%3A%2F%2Fwww.oracle.com%2Ftechnetwork%2Fjava%2Fjavase%2Fdownloads%2Findex.html&amp;sa=D&amp;sntz=1&amp;usg=AFQjCNGWCcKCIFm3bfDWtU41j6HJzekqNQ"><text:span text:style-name="T10_22">java</text:span></text:a></text:span><text:span text:style-name="T10_23"><text:a xlink:type="simple" xlink:href="http://www.google.com/url?q=http%3A%2F%2Fwww.oracle.com%2Ftechnetwork%2Fjava%2Fjavase%2Fdownloads%2Findex.html&amp;sa=D&amp;sntz=1&amp;usg=AFQjCNGWCcKCIFm3bfDWtU41j6HJzekqNQ"><text:span text:style-name="T10_24">/</text:span></text:a></text:span><text:span text:style-name="T10_25"><text:a xlink:type="simple" xlink:href="http://www.google.com/url?q=http%3A%2F%2Fwww.oracle.com%2Ftechnetwork%2Fjava%2Fjavase%2Fdownloads%2Findex.html&amp;sa=D&amp;sntz=1&amp;usg=AFQjCNGWCcKCIFm3bfDWtU41j6HJzekqNQ"><text:span text:style-name="T10_26">javase</text:span></text:a></text:span><text:span text:style-name="T10_27"><text:a xlink:type="simple" xlink:href="http://www.google.com/url?q=http%3A%2F%2Fwww.oracle.com%2Ftechnetwork%2Fjava%2Fjavase%2Fdownloads%2Findex.html&amp;sa=D&amp;sntz=1&amp;usg=AFQjCNGWCcKCIFm3bfDWtU41j6HJzekqNQ"><text:span text:style-name="T10_28">/</text:span></text:a></text:span><text:span text:style-name="T10_29"><text:a xlink:type="simple" xlink:href="http://www.google.com/url?q=http%3A%2F%2Fwww.oracle.com%2Ftechnetwork%2Fjava%2Fjavase%2Fdownloads%2Findex.html&amp;sa=D&amp;sntz=1&amp;usg=AFQjCNGWCcKCIFm3bfDWtU41j6HJzekqNQ"><text:span text:style-name="T10_30">downloads</text:span></text:a></text:span><text:span text:style-name="T10_31"><text:a xlink:type="simple" xlink:href="http://www.google.com/url?q=http%3A%2F%2Fwww.oracle.com%2Ftechnetwork%2Fjava%2Fjavase%2Fdownloads%2Findex.html&amp;sa=D&amp;sntz=1&amp;usg=AFQjCNGWCcKCIFm3bfDWtU41j6HJzekqNQ"><text:span text:style-name="T10_32">/</text:span></text:a></text:span><text:span text:style-name="T10_33"><text:a xlink:type="simple" xlink:href="http://www.google.com/url?q=http%3A%2F%2Fwww.oracle.com%2Ftechnetwork%2Fjava%2Fjavase%2Fdownloads%2Findex.html&amp;sa=D&amp;sntz=1&amp;usg=AFQjCNGWCcKCIFm3bfDWtU41j6HJzekqNQ"><text:span text:style-name="T10_34">index</text:span></text:a></text:span><text:span text:style-name="T10_35"><text:a xlink:type="simple" xlink:href="http://www.google.com/url?q=http%3A%2F%2Fwww.oracle.com%2Ftechnetwork%2Fjava%2Fjavase%2Fdownloads%2Findex.html&amp;sa=D&amp;sntz=1&amp;usg=AFQjCNGWCcKCIFm3bfDWtU41j6HJzekqNQ"><text:span text:style-name="T10_36">.</text:span></text:a></text:span><text:span text:style-name="T10_37"><text:a xlink:type="simple" xlink:href="http://www.google.com/url?q=http%3A%2F%2Fwww.oracle.com%2Ftechnetwork%2Fjava%2Fjavase%2Fdownloads%2Findex.html&amp;sa=D&amp;sntz=1&amp;usg=AFQjCNGWCcKCIFm3bfDWtU41j6HJzekqNQ"><text:span text:style-name="T10_38">html</text:span></text:a></text:span></text:p>
      <text:p text:style-name="P11"><text:span text:style-name="T11_1">Glassfish</text:span></text:p>
      <text:list text:style-name="LS2" xml:id="list6">
        <text:list-item>
          <text:p text:style-name="P12"><text:span text:style-name="T12_1">Download</text:span><text:span text:style-name="T12_2"><text:s/></text:span><text:span text:style-name="T12_3">the</text:span><text:span text:style-name="T12_4"><text:s/></text:span><text:span text:style-name="T12_5">latest</text:span><text:span text:style-name="T12_6"><text:s/></text:span><text:span text:style-name="T12_7">Glassfish</text:span><text:span text:style-name="T12_8"><text:s/></text:span><text:span text:style-name="T12_9">v</text:span><text:span text:style-name="T12_10">3.1<text:s/></text:span><text:span text:style-name="T12_11">snapshot</text:span><text:span text:style-name="T12_12">:<text:s/></text:span><text:span text:style-name="T12_13"><text:a xlink:type="simple" xlink:href="http://www.google.com/url?q=http%3A%2F%2Fdlc.sun.com.edgesuite.net%2Fglassfish%2Fv3.1%2Fpromoted%2Flatest-glassfish.zip&amp;sa=D&amp;sntz=1&amp;usg=AFQjCNEpXNPtAOU4odfv5B4phtJKKTX12g"><text:span text:style-name="T12_14">http</text:span></text:a></text:span><text:span text:style-name="T12_15"><text:a xlink:type="simple" xlink:href="http://www.google.com/url?q=http%3A%2F%2Fdlc.sun.com.edgesuite.net%2Fglassfish%2Fv3.1%2Fpromoted%2Flatest-glassfish.zip&amp;sa=D&amp;sntz=1&amp;usg=AFQjCNEpXNPtAOU4odfv5B4phtJKKTX12g"><text:span text:style-name="T12_16">://</text:span></text:a></text:span><text:span text:style-name="T12_17"><text:a xlink:type="simple" xlink:href="http://www.google.com/url?q=http%3A%2F%2Fdlc.sun.com.edgesuite.net%2Fglassfish%2Fv3.1%2Fpromoted%2Flatest-glassfish.zip&amp;sa=D&amp;sntz=1&amp;usg=AFQjCNEpXNPtAOU4odfv5B4phtJKKTX12g"><text:span text:style-name="T12_18">dlc</text:span></text:a></text:span><text:span text:style-name="T12_19"><text:a xlink:type="simple" xlink:href="http://www.google.com/url?q=http%3A%2F%2Fdlc.sun.com.edgesuite.net%2Fglassfish%2Fv3.1%2Fpromoted%2Flatest-glassfish.zip&amp;sa=D&amp;sntz=1&amp;usg=AFQjCNEpXNPtAOU4odfv5B4phtJKKTX12g"><text:span text:style-name="T12_20">.</text:span></text:a></text:span><text:span text:style-name="T12_21"><text:a xlink:type="simple" xlink:href="http://www.google.com/url?q=http%3A%2F%2Fdlc.sun.com.edgesuite.net%2Fglassfish%2Fv3.1%2Fpromoted%2Flatest-glassfish.zip&amp;sa=D&amp;sntz=1&amp;usg=AFQjCNEpXNPtAOU4odfv5B4phtJKKTX12g"><text:span text:style-name="T12_22">sun</text:span></text:a></text:span><text:span text:style-name="T12_23"><text:a xlink:type="simple" xlink:href="http://www.google.com/url?q=http%3A%2F%2Fdlc.sun.com.edgesuite.net%2Fglassfish%2Fv3.1%2Fpromoted%2Flatest-glassfish.zip&amp;sa=D&amp;sntz=1&amp;usg=AFQjCNEpXNPtAOU4odfv5B4phtJKKTX12g"><text:span text:style-name="T12_24">.</text:span></text:a></text:span><text:span text:style-name="T12_25"><text:a xlink:type="simple" xlink:href="http://www.google.com/url?q=http%3A%2F%2Fdlc.sun.com.edgesuite.net%2Fglassfish%2Fv3.1%2Fpromoted%2Flatest-glassfish.zip&amp;sa=D&amp;sntz=1&amp;usg=AFQjCNEpXNPtAOU4odfv5B4phtJKKTX12g"><text:span text:style-name="T12_26">com</text:span></text:a></text:span><text:span text:style-name="T12_27"><text:a xlink:type="simple" xlink:href="http://www.google.com/url?q=http%3A%2F%2Fdlc.sun.com.edgesuite.net%2Fglassfish%2Fv3.1%2Fpromoted%2Flatest-glassfish.zip&amp;sa=D&amp;sntz=1&amp;usg=AFQjCNEpXNPtAOU4odfv5B4phtJKKTX12g"><text:span text:style-name="T12_28">.</text:span></text:a></text:span><text:span text:style-name="T12_29"><text:a xlink:type="simple" xlink:href="http://www.google.com/url?q=http%3A%2F%2Fdlc.sun.com.edgesuite.net%2Fglassfish%2Fv3.1%2Fpromoted%2Flatest-glassfish.zip&amp;sa=D&amp;sntz=1&amp;usg=AFQjCNEpXNPtAOU4odfv5B4phtJKKTX12g"><text:span text:style-name="T12_30">edgesuite</text:span></text:a></text:span><text:span text:style-name="T12_31"><text:a xlink:type="simple" xlink:href="http://www.google.com/url?q=http%3A%2F%2Fdlc.sun.com.edgesuite.net%2Fglassfish%2Fv3.1%2Fpromoted%2Flatest-glassfish.zip&amp;sa=D&amp;sntz=1&amp;usg=AFQjCNEpXNPtAOU4odfv5B4phtJKKTX12g"><text:span text:style-name="T12_32">.</text:span></text:a></text:span><text:span text:style-name="T12_33"><text:a xlink:type="simple" xlink:href="http://www.google.com/url?q=http%3A%2F%2Fdlc.sun.com.edgesuite.net%2Fglassfish%2Fv3.1%2Fpromoted%2Flatest-glassfish.zip&amp;sa=D&amp;sntz=1&amp;usg=AFQjCNEpXNPtAOU4odfv5B4phtJKKTX12g"><text:span text:style-name="T12_34">net</text:span></text:a></text:span><text:span text:style-name="T12_35"><text:a xlink:type="simple" xlink:href="http://www.google.com/url?q=http%3A%2F%2Fdlc.sun.com.edgesuite.net%2Fglassfish%2Fv3.1%2Fpromoted%2Flatest-glassfish.zip&amp;sa=D&amp;sntz=1&amp;usg=AFQjCNEpXNPtAOU4odfv5B4phtJKKTX12g"><text:span text:style-name="T12_36">/</text:span></text:a></text:span><text:span text:style-name="T12_37"><text:a xlink:type="simple" xlink:href="http://www.google.com/url?q=http%3A%2F%2Fdlc.sun.com.edgesuite.net%2Fglassfish%2Fv3.1%2Fpromoted%2Flatest-glassfish.zip&amp;sa=D&amp;sntz=1&amp;usg=AFQjCNEpXNPtAOU4odfv5B4phtJKKTX12g"><text:span text:style-name="T12_38">glassfish</text:span></text:a></text:span><text:span text:style-name="T12_39"><text:a xlink:type="simple" xlink:href="http://www.google.com/url?q=http%3A%2F%2Fdlc.sun.com.edgesuite.net%2Fglassfish%2Fv3.1%2Fpromoted%2Flatest-glassfish.zip&amp;sa=D&amp;sntz=1&amp;usg=AFQjCNEpXNPtAOU4odfv5B4phtJKKTX12g"><text:span text:style-name="T12_40">/</text:span></text:a></text:span><text:span text:style-name="T12_41"><text:a xlink:type="simple" xlink:href="http://www.google.com/url?q=http%3A%2F%2Fdlc.sun.com.edgesuite.net%2Fglassfish%2Fv3.1%2Fpromoted%2Flatest-glassfish.zip&amp;sa=D&amp;sntz=1&amp;usg=AFQjCNEpXNPtAOU4odfv5B4phtJKKTX12g"><text:span text:style-name="T12_42">v</text:span></text:a></text:span><text:span text:style-name="T12_43"><text:a xlink:type="simple" xlink:href="http://www.google.com/url?q=http%3A%2F%2Fdlc.sun.com.edgesuite.net%2Fglassfish%2Fv3.1%2Fpromoted%2Flatest-glassfish.zip&amp;sa=D&amp;sntz=1&amp;usg=AFQjCNEpXNPtAOU4odfv5B4phtJKKTX12g"><text:span text:style-name="T12_44">3.1/</text:span></text:a></text:span><text:span text:style-name="T12_45"><text:a xlink:type="simple" xlink:href="http://www.google.com/url?q=http%3A%2F%2Fdlc.sun.com.edgesuite.net%2Fglassfish%2Fv3.1%2Fpromoted%2Flatest-glassfish.zip&amp;sa=D&amp;sntz=1&amp;usg=AFQjCNEpXNPtAOU4odfv5B4phtJKKTX12g"><text:span text:style-name="T12_46">promoted</text:span></text:a></text:span><text:span text:style-name="T12_47"><text:a xlink:type="simple" xlink:href="http://www.google.com/url?q=http%3A%2F%2Fdlc.sun.com.edgesuite.net%2Fglassfish%2Fv3.1%2Fpromoted%2Flatest-glassfish.zip&amp;sa=D&amp;sntz=1&amp;usg=AFQjCNEpXNPtAOU4odfv5B4phtJKKTX12g"><text:span text:style-name="T12_48">/</text:span></text:a></text:span><text:span text:style-name="T12_49"><text:a xlink:type="simple" xlink:href="http://www.google.com/url?q=http%3A%2F%2Fdlc.sun.com.edgesuite.net%2Fglassfish%2Fv3.1%2Fpromoted%2Flatest-glassfish.zip&amp;sa=D&amp;sntz=1&amp;usg=AFQjCNEpXNPtAOU4odfv5B4phtJKKTX12g"><text:span text:style-name="T12_50">latest</text:span></text:a></text:span><text:span text:style-name="T12_51"><text:a xlink:type="simple" xlink:href="http://www.google.com/url?q=http%3A%2F%2Fdlc.sun.com.edgesuite.net%2Fglassfish%2Fv3.1%2Fpromoted%2Flatest-glassfish.zip&amp;sa=D&amp;sntz=1&amp;usg=AFQjCNEpXNPtAOU4odfv5B4phtJKKTX12g"><text:span text:style-name="T12_52">-</text:span></text:a></text:span><text:span text:style-name="T12_53"><text:a xlink:type="simple" xlink:href="http://www.google.com/url?q=http%3A%2F%2Fdlc.sun.com.edgesuite.net%2Fglassfish%2Fv3.1%2Fpromoted%2Flatest-glassfish.zip&amp;sa=D&amp;sntz=1&amp;usg=AFQjCNEpXNPtAOU4odfv5B4phtJKKTX12g"><text:span text:style-name="T12_54">glassfish</text:span></text:a></text:span><text:span text:style-name="T12_55"><text:a xlink:type="simple" xlink:href="http://www.google.com/url?q=http%3A%2F%2Fdlc.sun.com.edgesuite.net%2Fglassfish%2Fv3.1%2Fpromoted%2Flatest-glassfish.zip&amp;sa=D&amp;sntz=1&amp;usg=AFQjCNEpXNPtAOU4odfv5B4phtJKKTX12g"><text:span text:style-name="T12_56">.</text:span></text:a></text:span><text:span text:style-name="T12_57"><text:a xlink:type="simple" xlink:href="http://www.google.com/url?q=http%3A%2F%2Fdlc.sun.com.edgesuite.net%2Fglassfish%2Fv3.1%2Fpromoted%2Flatest-glassfish.zip&amp;sa=D&amp;sntz=1&amp;usg=AFQjCNEpXNPtAOU4odfv5B4phtJKKTX12g"><text:span text:style-name="T12_58">zip</text:span></text:a></text:span></text:p>
        </text:list-item>
        <text:list-item>
          <text:p text:style-name="P13"><text:span text:style-name="T13_1">Unzip</text:span><text:span text:style-name="T13_2"><text:s/></text:span><text:span text:style-name="T13_3">it</text:span></text:p>
        </text:list-item>
        <text:list-item>
          <text:p text:style-name="P14"><text:span text:style-name="T14_1">Create</text:span><text:span text:style-name="T14_2"><text:s/></text:span><text:span text:style-name="T14_3">a</text:span><text:span text:style-name="T14_4"><text:s/></text:span><text:span text:style-name="T14_5">self</text:span><text:span text:style-name="T14_6">-</text:span><text:span text:style-name="T14_7">signed</text:span><text:span text:style-name="T14_8"><text:s/></text:span><text:span text:style-name="T14_9">SSL</text:span><text:span text:style-name="T14_10"><text:s/></text:span><text:span text:style-name="T14_11">certificate</text:span><text:span text:style-name="T14_12"><text:s/>(</text:span><text:span text:style-name="T14_13">optional</text:span><text:span text:style-name="T14_14">)</text:span></text:p>
        </text:list-item>
        <text:list-item>
          <text:p text:style-name="P15"><text:span text:style-name="T15_1">Start</text:span><text:span text:style-name="T15_2"><text:s/></text:span><text:span text:style-name="T15_3">GlassFish</text:span><text:span text:style-name="T15_4"><text:s/>(</text:span><text:span text:style-name="T15_5">asadmin</text:span><text:span text:style-name="T15_6"><text:s/></text:span><text:span text:style-name="T15_7">start</text:span><text:span text:style-name="T15_8">-</text:span><text:span text:style-name="T15_9">domain</text:span><text:span text:style-name="T15_10"><text:s/></text:span><text:span text:style-name="T15_11">domain</text:span><text:span text:style-name="T15_12">1)</text:span></text:p>
        </text:list-item>
        <text:list-item>
          <text:p text:style-name="P16"><text:span text:style-name="T16_1">Configure</text:span><text:span text:style-name="T16_2"><text:s/></text:span><text:span text:style-name="T16_3">parameters</text:span><text:span text:style-name="T16_4"><text:s/></text:span><text:span text:style-name="T16_5">for</text:span><text:span text:style-name="T16_6"><text:s/></text:span><text:span text:style-name="T16_7">COS</text:span><text:span text:style-name="T16_8"><text:s/></text:span><text:span text:style-name="T16_9">connection</text:span><text:span text:style-name="T16_10">:</text:span></text:p>
          <text:list>
            <text:list-item>
              <text:p text:style-name="P17"><text:span text:style-name="T17_1">Go</text:span><text:span text:style-name="T17_2"><text:s/></text:span><text:span text:style-name="T17_3">to</text:span><text:span text:style-name="T17_4"><text:s/></text:span><text:span text:style-name="T17_5">http</text:span><text:span text:style-name="T17_6">://</text:span><text:span text:style-name="T17_7">localhost</text:span><text:span text:style-name="T17_8">:4848/</text:span><text:span text:style-name="T17_9">configuration</text:span><text:span text:style-name="T17_10">/</text:span><text:span text:style-name="T17_11">systemProperties</text:span><text:span text:style-name="T17_12">.</text:span><text:span text:style-name="T17_13">jsf</text:span><text:span text:style-name="T17_14">?</text:span><text:span text:style-name="T17_15">configName</text:span><text:span text:style-name="T17_16">=</text:span><text:span text:style-name="T17_17">server</text:span><text:span text:style-name="T17_18">-</text:span><text:span text:style-name="T17_19">config</text:span></text:p>
            </text:list-item>
            <text:list-item>
              <text:p text:style-name="P18"><text:span text:style-name="T18_1">Press</text:span><text:span text:style-name="T18_2"><text:s/></text:span><text:span text:style-name="T18_3">Save</text:span><text:span text:style-name="T18_4"><text:s/></text:span><text:span text:style-name="T18_5">button</text:span></text:p>
            </text:list-item>
            <text:list-item>
              <text:p text:style-name="P19"><text:span text:style-name="T19_1">Press</text:span><text:span text:style-name="T19_2"><text:s/></text:span><text:span text:style-name="T19_3">Add</text:span><text:span text:style-name="T19_4"><text:s/></text:span><text:span text:style-name="T19_5">button</text:span><text:span text:style-name="T19_6"><text:s/></text:span><text:span text:style-name="T19_7">three</text:span><text:span text:style-name="T19_8"><text:s/></text:span><text:span text:style-name="T19_9">times</text:span><text:span text:style-name="T19_10"><text:s/></text:span><text:span text:style-name="T19_11">and</text:span><text:span text:style-name="T19_12"><text:s/></text:span><text:span text:style-name="T19_13">define</text:span><text:span text:style-name="T19_14"><text:s/></text:span><text:span text:style-name="T19_15">three</text:span><text:span text:style-name="T19_16"><text:s/></text:span><text:span text:style-name="T19_17">variables</text:span><text:span text:style-name="T19_18"><text:s/></text:span><text:span text:style-name="T19_19">with</text:span><text:span text:style-name="T19_20"><text:s/></text:span><text:span text:style-name="T19_21">following</text:span><text:span text:style-name="T19_22"><text:s/></text:span><text:span text:style-name="T19_23">names</text:span><text:span text:style-name="T19_24"><text:s/></text:span><text:span text:style-name="T19_25">and</text:span><text:span text:style-name="T19_26"><text:s/></text:span><text:span text:style-name="T19_27">with</text:span><text:span text:style-name="T19_28"><text:s/></text:span><text:span text:style-name="T19_29">correct</text:span><text:span text:style-name="T19_30"><text:s/></text:span><text:span text:style-name="T19_31">values</text:span><text:span text:style-name="T19_32"><text:s/></text:span><text:span text:style-name="T19_33">for</text:span><text:span text:style-name="T19_34"><text:s/></text:span><text:span text:style-name="T19_35">the</text:span><text:span text:style-name="T19_36"><text:s/></text:span><text:span text:style-name="T19_37">installation</text:span><text:span text:style-name="T19_38"><text:s/></text:span><text:span text:style-name="T19_39">environment</text:span><text:span text:style-name="T19_40">:</text:span></text:p>
              <text:list>
                <text:list-item>
                  <text:p text:style-name="P20"><text:span text:style-name="T20_1">cos</text:span><text:span text:style-name="T20_2">.</text:span><text:span text:style-name="T20_3">baseurl</text:span></text:p>
                  <text:list>
                    <text:list-item>
                      <text:p text:style-name="P21"><text:span text:style-name="T21_1">eg</text:span><text:span text:style-name="T21_2">.<text:s/></text:span><text:span text:style-name="T21_3">http</text:span><text:span text:style-name="T21_4">://</text:span><text:span text:style-name="T21_5">cos</text:span><text:span text:style-name="T21_6">.</text:span><text:span text:style-name="T21_7">sizl</text:span><text:span text:style-name="T21_8">.</text:span><text:span text:style-name="T21_9">org</text:span><text:span text:style-name="T21_10">/</text:span></text:p>
                    </text:list-item>
                  </text:list>
                </text:list-item>
                <text:list-item>
                  <text:p text:style-name="P22"><text:span text:style-name="T22_1">cos</text:span><text:span text:style-name="T22_2">.</text:span><text:span text:style-name="T22_3">user</text:span></text:p>
                </text:list-item>
                <text:list-item>
                  <text:p text:style-name="P23"><text:span text:style-name="T23_1">cos</text:span><text:span text:style-name="T23_2">.</text:span><text:span text:style-name="T23_3">password</text:span></text:p>
                </text:list-item>
              </text:list>
            </text:list-item>
            <text:list-item>
              <text:p text:style-name="P24"><text:span text:style-name="T24_1">Press</text:span><text:span text:style-name="T24_2"><text:s/></text:span><text:span text:style-name="T24_3">Save</text:span></text:p>
            </text:list-item>
            <text:list-item>
              <text:p text:style-name="P25"><text:span text:style-name="T25_1">Shutdown</text:span><text:span text:style-name="T25_2"><text:s/></text:span><text:span text:style-name="T25_3">GlassFish</text:span><text:span text:style-name="T25_4"><text:s/></text:span><text:span text:style-name="T25_5">and</text:span><text:span text:style-name="T25_6"><text:s/></text:span><text:span text:style-name="T25_7">start</text:span><text:span text:style-name="T25_8"><text:s/></text:span><text:span text:style-name="T25_9">it</text:span><text:span text:style-name="T25_10"><text:s/></text:span><text:span text:style-name="T25_11">again</text:span><text:span text:style-name="T25_12"><text:s/>(</text:span><text:span text:style-name="T25_13">asadmin</text:span><text:span text:style-name="T25_14"><text:s/></text:span><text:span text:style-name="T25_15">stop</text:span><text:span text:style-name="T25_16">-</text:span><text:span text:style-name="T25_17">domain</text:span><text:span text:style-name="T25_18"><text:s/>/<text:s/></text:span><text:span text:style-name="T25_19">asadmin</text:span><text:span text:style-name="T25_20"><text:s/></text:span><text:span text:style-name="T25_21">start</text:span><text:span text:style-name="T25_22">-</text:span><text:span text:style-name="T25_23">domain</text:span><text:span text:style-name="T25_24">)</text:span></text:p>
            </text:list-item>
          </text:list>
        </text:list-item>
      </text:list>
      <text:p text:style-name="P26"><text:span text:style-name="T26_1">Schema</text:span><text:span text:style-name="T26_2"><text:s/></text:span><text:span text:style-name="T26_3">creation</text:span></text:p>
      <text:p text:style-name="P27"><text:span text:style-name="T27_1">Edit</text:span><text:span text:style-name="T27_2"><text:s/></text:span><text:span text:style-name="T27_3">create</text:span><text:span text:style-name="T27_4">_</text:span><text:span text:style-name="T27_5">tables</text:span><text:span text:style-name="T27_6">.</text:span><text:span text:style-name="T27_7">sql</text:span><text:span text:style-name="T27_8"><text:s/></text:span><text:span text:style-name="T27_9">to</text:span><text:span text:style-name="T27_10"><text:s/></text:span><text:span text:style-name="T27_11">match</text:span><text:span text:style-name="T27_12"><text:s/></text:span><text:span text:style-name="T27_13">the</text:span><text:span text:style-name="T27_14"><text:s/></text:span><text:span text:style-name="T27_15">database</text:span><text:span text:style-name="T27_16">.<text:s/></text:span><text:span text:style-name="T27_17">Change</text:span><text:span text:style-name="T27_18"><text:s/>“</text:span><text:span text:style-name="T27_19">use</text:span><text:span text:style-name="T27_20"><text:s/></text:span><text:span text:style-name="T27_21">research</text:span><text:span text:style-name="T27_22">_</text:span><text:span text:style-name="T27_23">production</text:span><text:span text:style-name="T27_24">;”<text:s/></text:span><text:span text:style-name="T27_25">to</text:span><text:span text:style-name="T27_26"><text:s/></text:span><text:span text:style-name="T27_27">match</text:span><text:span text:style-name="T27_28"><text:s/></text:span><text:span text:style-name="T27_29">the</text:span><text:span text:style-name="T27_30"><text:s/></text:span><text:span text:style-name="T27_31">right</text:span><text:span text:style-name="T27_32"><text:s/></text:span><text:span text:style-name="T27_33">database</text:span><text:span text:style-name="T27_34"><text:s/></text:span><text:span text:style-name="T27_35">name</text:span><text:span text:style-name="T27_36">.<text:s/></text:span><text:span text:style-name="T27_37">Then</text:span><text:span text:style-name="T27_38"><text:s/></text:span><text:span text:style-name="T27_39">run</text:span><text:span text:style-name="T27_40"><text:s/></text:span><text:span text:style-name="T27_41">the</text:span><text:span text:style-name="T27_42"><text:s/></text:span><text:span text:style-name="T27_43">following</text:span><text:span text:style-name="T27_44"><text:s/></text:span><text:span text:style-name="T27_45">command</text:span><text:span text:style-name="T27_46">:</text:span></text:p>
      <text:p text:style-name="P28"/>
      <text:p text:style-name="P29"><text:span text:style-name="T29_1">mysql</text:span><text:span text:style-name="T29_2"><text:s/>-</text:span><text:span text:style-name="T29_3">u</text:span><text:span text:style-name="T29_4"><text:s/></text:span><text:span text:style-name="T29_5">USERNAME</text:span><text:span text:style-name="T29_6"><text:s/>-</text:span><text:span text:style-name="T29_7">p</text:span><text:span text:style-name="T29_8"><text:s/></text:span><text:span text:style-name="T29_9">PASSWORD</text:span><text:span text:style-name="T29_10"><text:s/>&lt;<text:s/></text:span><text:span text:style-name="T29_11">create</text:span><text:span text:style-name="T29_12">_</text:span><text:span text:style-name="T29_13">tables</text:span><text:span text:style-name="T29_14">.</text:span><text:span text:style-name="T29_15">sql</text:span></text:p>
      <text:p text:style-name="P30"/>
      <text:p text:style-name="P31"><text:span text:style-name="T31_1">It</text:span><text:span text:style-name="T31_2"><text:s/></text:span><text:span text:style-name="T31_3">is</text:span><text:span text:style-name="T31_4"><text:s/></text:span><text:span text:style-name="T31_5">highly</text:span><text:span text:style-name="T31_6"><text:s/></text:span><text:span text:style-name="T31_7">recommended</text:span><text:span text:style-name="T31_8"><text:s/></text:span><text:span text:style-name="T31_9">to</text:span><text:span text:style-name="T31_10"><text:s/></text:span><text:span text:style-name="T31_11">create</text:span><text:span text:style-name="T31_12"><text:s/></text:span><text:span text:style-name="T31_13">some</text:span><text:span text:style-name="T31_14"><text:s/></text:span><text:span text:style-name="T31_15">indexes</text:span><text:span text:style-name="T31_16"><text:s/></text:span><text:span text:style-name="T31_17">using</text:span><text:span text:style-name="T31_18"><text:s/></text:span><text:span text:style-name="T31_19">create</text:span><text:span text:style-name="T31_20">_</text:span><text:span text:style-name="T31_21">indexes</text:span><text:span text:style-name="T31_22">.</text:span><text:span text:style-name="T31_23">sql</text:span><text:span text:style-name="T31_24"><text:s/></text:span><text:span text:style-name="T31_25">script</text:span><text:span text:style-name="T31_26">:</text:span></text:p>
      <text:p text:style-name="P32"/>
      <text:p text:style-name="P33"><text:span text:style-name="T33_1">mysql</text:span><text:span text:style-name="T33_2"><text:s/>-</text:span><text:span text:style-name="T33_3">u</text:span><text:span text:style-name="T33_4"><text:s/></text:span><text:span text:style-name="T33_5">USERNAME</text:span><text:span text:style-name="T33_6"><text:s/>-</text:span><text:span text:style-name="T33_7">p</text:span><text:span text:style-name="T33_8"><text:s/></text:span><text:span text:style-name="T33_9">PASSWORD</text:span><text:span text:style-name="T33_10"><text:s/>&lt;<text:s/></text:span><text:span text:style-name="T33_11">create</text:span><text:span text:style-name="T33_12">_</text:span><text:span text:style-name="T33_13">indexes</text:span><text:span text:style-name="T33_14">.</text:span><text:span text:style-name="T33_15">sql</text:span></text:p>
      <text:p text:style-name="P34"><text:span text:style-name="T34_1">Web</text:span><text:span text:style-name="T34_2"><text:s/></text:span><text:span text:style-name="T34_3">app</text:span><text:span text:style-name="T34_4"><text:s/></text:span><text:span text:style-name="T34_5">deployment</text:span></text:p>
      <text:list text:style-name="LS3" xml:id="list20">
        <text:list-item>
          <text:p text:style-name="P35"><text:span text:style-name="T35_1">Download</text:span><text:span text:style-name="T35_2"><text:s/></text:span><text:span text:style-name="T35_3">the</text:span><text:span text:style-name="T35_4"><text:s/></text:span><text:span text:style-name="T35_5">WAR</text:span><text:span text:style-name="T35_6"><text:s/></text:span><text:span text:style-name="T35_7">file</text:span></text:p>
        </text:list-item>
        <text:list-item>
          <text:p text:style-name="P36"><text:span text:style-name="T36_1">Edit</text:span><text:span text:style-name="T36_2"><text:s/></text:span><text:span text:style-name="T36_3">persistence</text:span><text:span text:style-name="T36_4">.</text:span><text:span text:style-name="T36_5">xml</text:span><text:span text:style-name="T36_6"><text:s/></text:span><text:span text:style-name="T36_7">to</text:span><text:span text:style-name="T36_8"><text:s/></text:span><text:span text:style-name="T36_9">match</text:span><text:span text:style-name="T36_10"><text:s/></text:span><text:span text:style-name="T36_11">the</text:span><text:span text:style-name="T36_12"><text:s/></text:span><text:span text:style-name="T36_13">local</text:span><text:span text:style-name="T36_14"><text:s/></text:span><text:span text:style-name="T36_15">database</text:span><text:span text:style-name="T36_16"><text:s/></text:span><text:span text:style-name="T36_17">using</text:span><text:span text:style-name="T36_18"><text:s/></text:span><text:span text:style-name="T36_19">following</text:span><text:span text:style-name="T36_20"><text:s/></text:span><text:span text:style-name="T36_21">steps</text:span><text:span text:style-name="T36_22">:</text:span></text:p>
        </text:list-item>
      </text:list>
      <text:p text:style-name="P37"><text:span text:style-name="T37_1">mkdir</text:span><text:span text:style-name="T37_2"><text:s/>/</text:span><text:span text:style-name="T37_3">tmp</text:span><text:span text:style-name="T37_4">/</text:span><text:span text:style-name="T37_5">d</text:span></text:p>
      <text:p text:style-name="P38"><text:span text:style-name="T38_1">cd</text:span><text:span text:style-name="T38_2"><text:s/>/</text:span><text:span text:style-name="T38_3">tmp</text:span><text:span text:style-name="T38_4">/</text:span><text:span text:style-name="T38_5">d</text:span></text:p>
      <text:p text:style-name="P39"><text:span text:style-name="T39_1">mv</text:span><text:span text:style-name="T39_2"><text:s/></text:span><text:span text:style-name="T39_3">ServiceMonitorServer</text:span><text:span text:style-name="T39_4">.</text:span><text:span text:style-name="T39_5">war</text:span><text:span text:style-name="T39_6"><text:s/>.</text:span></text:p>
      <text:p text:style-name="P40"><text:span text:style-name="T40_1">unzip</text:span><text:span text:style-name="T40_2"><text:s/></text:span><text:span text:style-name="T40_3">ServiceMonitorServer</text:span><text:span text:style-name="T40_4">.</text:span><text:span text:style-name="T40_5">war</text:span></text:p>
      <text:p text:style-name="P41"><text:span text:style-name="T41_1">mkdir</text:span><text:span text:style-name="T41_2"><text:s/>/</text:span><text:span text:style-name="T41_3">tmp</text:span><text:span text:style-name="T41_4">/</text:span><text:span text:style-name="T41_5">u</text:span></text:p>
      <text:p text:style-name="P42"><text:span text:style-name="T42_1">cd</text:span><text:span text:style-name="T42_2"><text:s/>/</text:span><text:span text:style-name="T42_3">tmp</text:span><text:span text:style-name="T42_4">/</text:span><text:span text:style-name="T42_5">u</text:span></text:p>
      <text:p text:style-name="P43"><text:span text:style-name="T43_1">unzip</text:span><text:span text:style-name="T43_2"><text:s/>/</text:span><text:span text:style-name="T43_3">tmp</text:span><text:span text:style-name="T43_4">/</text:span><text:span text:style-name="T43_5">d</text:span><text:span text:style-name="T43_6">/</text:span><text:span text:style-name="T43_7">WEB</text:span><text:span text:style-name="T43_8">-</text:span><text:span text:style-name="T43_9">INF</text:span><text:span text:style-name="T43_10">/</text:span><text:span text:style-name="T43_11">lib</text:span><text:span text:style-name="T43_12">/</text:span><text:span text:style-name="T43_13">ServiceMonitor</text:span><text:span text:style-name="T43_14">.</text:span><text:span text:style-name="T43_15">jar</text:span></text:p>
      <text:p text:style-name="P44"><text:span text:style-name="T44_1">EDIT</text:span><text:span text:style-name="T44_2"><text:s/>/</text:span><text:span text:style-name="T44_3">tmp</text:span><text:span text:style-name="T44_4">/</text:span><text:span text:style-name="T44_5">u</text:span><text:span text:style-name="T44_6">/</text:span><text:span text:style-name="T44_7">META</text:span><text:span text:style-name="T44_8">-</text:span><text:span text:style-name="T44_9">INF</text:span><text:span text:style-name="T44_10">/</text:span><text:span text:style-name="T44_11">persistence</text:span><text:span text:style-name="T44_12">.</text:span><text:span text:style-name="T44_13">xml</text:span></text:p>
      <text:p text:style-name="P45"><text:span text:style-name="T45_1">zip</text:span><text:span text:style-name="T45_2"><text:s/>-</text:span><text:span text:style-name="T45_3">r</text:span><text:span text:style-name="T45_4"><text:s/></text:span><text:span text:style-name="T45_5">ServiceMonitor</text:span><text:span text:style-name="T45_6">.</text:span><text:span text:style-name="T45_7">jar</text:span><text:span text:style-name="T45_8"> <text:s/>*</text:span></text:p>
      <text:p text:style-name="P46"><text:span text:style-name="T46_1">mv</text:span><text:span text:style-name="T46_2"><text:s/></text:span><text:span text:style-name="T46_3">ServiceMonitor</text:span><text:span text:style-name="T46_4">.</text:span><text:span text:style-name="T46_5">jar</text:span><text:span text:style-name="T46_6"> <text:s/>/</text:span><text:span text:style-name="T46_7">tmp</text:span><text:span text:style-name="T46_8">/</text:span><text:span text:style-name="T46_9">d</text:span><text:span text:style-name="T46_10">/</text:span><text:span text:style-name="T46_11">WEB</text:span><text:span text:style-name="T46_12">-</text:span><text:span text:style-name="T46_13">INF</text:span><text:span text:style-name="T46_14">/</text:span><text:span text:style-name="T46_15">lib</text:span><text:span text:style-name="T46_16">/</text:span><text:span text:style-name="T46_17">ServiceMonitor</text:span><text:span text:style-name="T46_18">.</text:span><text:span text:style-name="T46_19">jar</text:span></text:p>
      <text:p text:style-name="P47"><text:span text:style-name="T47_1">cd</text:span><text:span text:style-name="T47_2"><text:s/>/</text:span><text:span text:style-name="T47_3">tmp</text:span><text:span text:style-name="T47_4">/</text:span><text:span text:style-name="T47_5">d</text:span></text:p>
      <text:p text:style-name="P48"><text:span text:style-name="T48_1">rm</text:span><text:span text:style-name="T48_2"><text:s/></text:span><text:span text:style-name="T48_3">ServiceMonitorServer</text:span><text:span text:style-name="T48_4">.</text:span><text:span text:style-name="T48_5">war</text:span></text:p>
      <text:p text:style-name="P49"><text:span text:style-name="T49_1">zip</text:span><text:span text:style-name="T49_2"><text:s/>-</text:span><text:span text:style-name="T49_3">r</text:span><text:span text:style-name="T49_4"><text:s/></text:span><text:span text:style-name="T49_5">ServiceMonitorServer</text:span><text:span text:style-name="T49_6">.</text:span><text:span text:style-name="T49_7">war</text:span><text:span text:style-name="T49_8"><text:s/>*</text:span></text:p>
      <text:list text:style-name="LS3" xml:id="list22" text:continue-numbering="true" text:continue-list="list20">
        <text:list-item>
          <text:p text:style-name="P50"><text:span text:style-name="T50_1">Copy</text:span><text:span text:style-name="T50_2"><text:s/></text:span><text:span text:style-name="T50_3">the</text:span><text:span text:style-name="T50_4"><text:s/></text:span><text:span text:style-name="T50_5">WAR</text:span><text:span text:style-name="T50_6"><text:s/></text:span><text:span text:style-name="T50_7">file</text:span><text:span text:style-name="T50_8"><text:s/></text:span><text:span text:style-name="T50_9">to</text:span><text:span text:style-name="T50_10"><text:s/></text:span><text:span text:style-name="T50_11">the</text:span><text:span text:style-name="T50_12"><text:s/></text:span><text:span text:style-name="T50_13">Glassfish</text:span><text:span text:style-name="T50_14"><text:s/></text:span><text:span text:style-name="T50_15">autodeploy</text:span><text:span text:style-name="T50_16"><text:s/></text:span><text:span text:style-name="T50_17">directory</text:span></text:p>
        </text:list-item>
        <text:list-item>
          <text:p text:style-name="P51"><text:span text:style-name="T51_1">Navigate</text:span><text:span text:style-name="T51_2"><text:s/></text:span><text:span text:style-name="T51_3">to</text:span><text:span text:style-name="T51_4"><text:s/></text:span><text:span text:style-name="T51_5"><text:a xlink:type="simple" xlink:href="http://www.google.com/url?q=http%3A%2F%2Flocalhost%3A8080%2FServiceMonitorServer%2Fui%2F&amp;sa=D&amp;sntz=1&amp;usg=AFQjCNEi-O2Xbm5KuEGeCiOwz9vOoaKB4A"><text:span text:style-name="T51_6">http</text:span></text:a></text:span><text:span text:style-name="T51_7"><text:a xlink:type="simple" xlink:href="http://www.google.com/url?q=http%3A%2F%2Flocalhost%3A8080%2FServiceMonitorServer%2Fui%2F&amp;sa=D&amp;sntz=1&amp;usg=AFQjCNEi-O2Xbm5KuEGeCiOwz9vOoaKB4A"><text:span text:style-name="T51_8">://</text:span></text:a></text:span><text:span text:style-name="T51_9"><text:a xlink:type="simple" xlink:href="http://www.google.com/url?q=http%3A%2F%2Flocalhost%3A8080%2FServiceMonitorServer%2Fui%2F&amp;sa=D&amp;sntz=1&amp;usg=AFQjCNEi-O2Xbm5KuEGeCiOwz9vOoaKB4A"><text:span text:style-name="T51_10">localhost</text:span></text:a></text:span><text:span text:style-name="T51_11"><text:a xlink:type="simple" xlink:href="http://www.google.com/url?q=http%3A%2F%2Flocalhost%3A8080%2FServiceMonitorServer%2Fui%2F&amp;sa=D&amp;sntz=1&amp;usg=AFQjCNEi-O2Xbm5KuEGeCiOwz9vOoaKB4A"><text:span text:style-name="T51_12">:8080/</text:span></text:a></text:span><text:span text:style-name="T51_13"><text:a xlink:type="simple" xlink:href="http://www.google.com/url?q=http%3A%2F%2Flocalhost%3A8080%2FServiceMonitorServer%2Fui%2F&amp;sa=D&amp;sntz=1&amp;usg=AFQjCNEi-O2Xbm5KuEGeCiOwz9vOoaKB4A"><text:span text:style-name="T51_14">ServiceMonitorServer</text:span></text:a></text:span><text:span text:style-name="T51_15"><text:a xlink:type="simple" xlink:href="http://www.google.com/url?q=http%3A%2F%2Flocalhost%3A8080%2FServiceMonitorServer%2Fui%2F&amp;sa=D&amp;sntz=1&amp;usg=AFQjCNEi-O2Xbm5KuEGeCiOwz9vOoaKB4A"><text:span text:style-name="T51_16">/</text:span></text:a></text:span><text:span text:style-name="T51_17"><text:a xlink:type="simple" xlink:href="http://www.google.com/url?q=http%3A%2F%2Flocalhost%3A8080%2FServiceMonitorServer%2Fui%2F&amp;sa=D&amp;sntz=1&amp;usg=AFQjCNEi-O2Xbm5KuEGeCiOwz9vOoaKB4A"><text:span text:style-name="T51_18">ui</text:span></text:a></text:span><text:span text:style-name="T51_19"><text:a xlink:type="simple" xlink:href="http://www.google.com/url?q=http%3A%2F%2Flocalhost%3A8080%2FServiceMonitorServer%2Fui%2F&amp;sa=D&amp;sntz=1&amp;usg=AFQjCNEi-O2Xbm5KuEGeCiOwz9vOoaKB4A"><text:span text:style-name="T51_20">/</text:span></text:a></text:span></text:p>
        </text:list-item>
      </text:list>
      <text:p text:style-name="P52"><text:span text:style-name="T52_1">Access</text:span><text:span text:style-name="T52_2"><text:s/></text:span><text:span text:style-name="T52_3">control</text:span></text:p>
      <text:p text:style-name="P53"><text:span text:style-name="T53_1">Add</text:span><text:span text:style-name="T53_2"><text:s/></text:span><text:span text:style-name="T53_3">a</text:span><text:span text:style-name="T53_4"><text:s/></text:span><text:span text:style-name="T53_5">user</text:span><text:span text:style-name="T53_6"><text:s/></text:span><text:span text:style-name="T53_7">to</text:span><text:span text:style-name="T53_8"><text:s/></text:span><text:span text:style-name="T53_9">GlassFishiin</text:span><text:span text:style-name="T53_10">:</text:span></text:p>
      <text:list text:style-name="LS4" xml:id="list24">
        <text:list-item>
          <text:list>
            <text:list-item>
              <text:p text:style-name="P54"><text:span text:style-name="T54_1">Open</text:span><text:span text:style-name="T54_2"><text:s/></text:span><text:span text:style-name="T54_3">the</text:span><text:span text:style-name="T54_4"><text:s/></text:span><text:span text:style-name="T54_5">Glassfish</text:span><text:span text:style-name="T54_6"><text:s/></text:span><text:span text:style-name="T54_7">Admin</text:span><text:span text:style-name="T54_8"><text:s/></text:span><text:span text:style-name="T54_9">Console</text:span><text:span text:style-name="T54_10">:<text:s/></text:span><text:span text:style-name="T54_11">Services</text:span><text:span text:style-name="T54_12"><text:s/>&gt;<text:s/></text:span><text:span text:style-name="T54_13">GlassFish</text:span><text:span text:style-name="T54_14"><text:s/></text:span><text:span text:style-name="T54_15">v</text:span><text:span text:style-name="T54_16">3.1<text:s/>&gt;<text:s/></text:span><text:span text:style-name="T54_17">View</text:span><text:span text:style-name="T54_18"><text:s/></text:span><text:span text:style-name="T54_19">Admin</text:span><text:span text:style-name="T54_20"><text:s/></text:span><text:span text:style-name="T54_21">Console</text:span></text:p>
            </text:list-item>
            <text:list-item>
              <text:p text:style-name="P55"><text:span text:style-name="T55_1">Select</text:span><text:span text:style-name="T55_2"><text:s/></text:span><text:span text:style-name="T55_3">from</text:span><text:span text:style-name="T55_4"><text:s/></text:span><text:span text:style-name="T55_5">the</text:span><text:span text:style-name="T55_6"><text:s/></text:span><text:span text:style-name="T55_7">navigation</text:span><text:span text:style-name="T55_8"><text:s/></text:span><text:span text:style-name="T55_9">tree</text:span><text:span text:style-name="T55_10">:<text:s/></text:span><text:span text:style-name="T55_11">Configuration</text:span><text:span text:style-name="T55_12"><text:s/>&gt;<text:s/></text:span><text:span text:style-name="T55_13">Security</text:span><text:span text:style-name="T55_14"><text:s/>&gt;<text:s/></text:span><text:span text:style-name="T55_15">Realms</text:span><text:span text:style-name="T55_16"><text:s/>&gt;<text:s/></text:span><text:span text:style-name="T55_17">file</text:span></text:p>
            </text:list-item>
            <text:list-item>
              <text:p text:style-name="P56"><text:span text:style-name="T56_1">Manage</text:span><text:span text:style-name="T56_2"><text:s/></text:span><text:span text:style-name="T56_3">Users</text:span><text:span text:style-name="T56_4"><text:s/>&gt;<text:s/></text:span><text:span text:style-name="T56_5">New</text:span><text:span text:style-name="T56_6">...</text:span></text:p>
            </text:list-item>
            <text:list-item>
              <text:p text:style-name="P57"><text:span text:style-name="T57_1">Fill</text:span><text:span text:style-name="T57_2"><text:s/></text:span><text:span text:style-name="T57_3">out</text:span><text:span text:style-name="T57_4"><text:s/></text:span><text:span text:style-name="T57_5">the</text:span><text:span text:style-name="T57_6"><text:s/></text:span><text:span text:style-name="T57_7">user</text:span><text:span text:style-name="T57_8"><text:s/></text:span><text:span text:style-name="T57_9">details</text:span><text:span text:style-name="T57_10"><text:s/></text:span><text:span text:style-name="T57_11">and</text:span><text:span text:style-name="T57_12"><text:s/></text:span><text:span text:style-name="T57_13">put</text:span><text:span text:style-name="T57_14"><text:s/></text:span><text:span text:style-name="T57_15">the</text:span><text:span text:style-name="T57_16"><text:s/></text:span><text:span text:style-name="T57_17">following</text:span><text:span text:style-name="T57_18"><text:s/></text:span><text:span text:style-name="T57_19">in</text:span><text:span text:style-name="T57_20"><text:s/></text:span><text:span text:style-name="T57_21">to</text:span><text:span text:style-name="T57_22"><text:s/></text:span><text:span text:style-name="T57_23">Group</text:span><text:span text:style-name="T57_24"><text:s/></text:span><text:span text:style-name="T57_25">List</text:span><text:span text:style-name="T57_26"><text:s/>-</text:span><text:span text:style-name="T57_27">field</text:span><text:span text:style-name="T57_28">:<text:s/></text:span><text:span text:style-name="T57_29">Researchers</text:span></text:p>
            </text:list-item>
            <text:list-item>
              <text:p text:style-name="P58"><text:span text:style-name="T58_1">Save</text:span></text:p>
            </text:list-item>
          </text:list>
        </text:list-item>
        <text:list-item>
          <text:p text:style-name="P59"><text:span text:style-name="T59_1">ServiceMonitorServer</text:span><text:span text:style-name="T59_2"><text:s/>&gt;<text:s/></text:span><text:span text:style-name="T59_3">Deploy</text:span></text:p>
        </text:list-item>
        <text:list-item>
          <text:p text:style-name="P60"><text:span text:style-name="T60_1">Navigate</text:span><text:span text:style-name="T60_2"><text:s/></text:span><text:span text:style-name="T60_3">to</text:span><text:span text:style-name="T60_4">:<text:s/></text:span><text:span text:style-name="T60_5">http</text:span><text:span text:style-name="T60_6">://</text:span><text:span text:style-name="T60_7">localhost</text:span><text:span text:style-name="T60_8">:8080/</text:span><text:span text:style-name="T60_9">ServiceMonitorServer</text:span><text:span text:style-name="T60_10">/</text:span><text:span text:style-name="T60_11">dashboard</text:span><text:span text:style-name="T60_12">.</text:span><text:span text:style-name="T60_13">jsp</text:span><text:span text:style-name="T60_14"><text:s/>(</text:span><text:span text:style-name="T60_15">this</text:span><text:span text:style-name="T60_16"><text:s/></text:span><text:span text:style-name="T60_17">should</text:span><text:span text:style-name="T60_18"><text:s/></text:span><text:span text:style-name="T60_19">be</text:span><text:span text:style-name="T60_20"><text:s/></text:span><text:span text:style-name="T60_21">accessible</text:span><text:span text:style-name="T60_22"><text:s/></text:span><text:span text:style-name="T60_23">for</text:span><text:span text:style-name="T60_24"><text:s/></text:span><text:span text:style-name="T60_25">everyone</text:span><text:span text:style-name="T60_26">)</text:span></text:p>
        </text:list-item>
        <text:list-item>
          <text:p text:style-name="P61"><text:span text:style-name="T61_1">Navigate</text:span><text:span text:style-name="T61_2"><text:s/></text:span><text:span text:style-name="T61_3">to</text:span><text:span text:style-name="T61_4">:<text:s/></text:span><text:span text:style-name="T61_5">http</text:span><text:span text:style-name="T61_6">://</text:span><text:span text:style-name="T61_7">localhost</text:span><text:span text:style-name="T61_8">:8080/</text:span><text:span text:style-name="T61_9">ServiceMonitorServer</text:span><text:span text:style-name="T61_10">/</text:span><text:span text:style-name="T61_11">secure</text:span><text:span text:style-name="T61_12">/</text:span><text:span text:style-name="T61_13">secure</text:span><text:span text:style-name="T61_14">.</text:span><text:span text:style-name="T61_15">jsp</text:span><text:span text:style-name="T61_16"><text:s/>(</text:span><text:span text:style-name="T61_17">this</text:span><text:span text:style-name="T61_18"><text:s/></text:span><text:span text:style-name="T61_19">should</text:span><text:span text:style-name="T61_20"><text:s/></text:span><text:span text:style-name="T61_21">not</text:span><text:span text:style-name="T61_22"><text:s/></text:span><text:span text:style-name="T61_23">be</text:span><text:span text:style-name="T61_24"><text:s/></text:span><text:span text:style-name="T61_25">accessible</text:span><text:span text:style-name="T61_26"><text:s/></text:span><text:span text:style-name="T61_27">for</text:span><text:span text:style-name="T61_28"><text:s/></text:span><text:span text:style-name="T61_29">unauthenticated</text:span><text:span text:style-name="T61_30"><text:s/></text:span><text:span text:style-name="T61_31">users</text:span><text:span text:style-name="T61_32">)</text:span></text:p>
        </text:list-item>
        <text:list-item>
          <text:p text:style-name="P62"><text:span text:style-name="T62_1">Navigate</text:span><text:span text:style-name="T62_2"><text:s/></text:span><text:span text:style-name="T62_3">to</text:span><text:span text:style-name="T62_4">:<text:s/></text:span><text:span text:style-name="T62_5">http</text:span><text:span text:style-name="T62_6">://</text:span><text:span text:style-name="T62_7">localhost</text:span><text:span text:style-name="T62_8">:8080/</text:span><text:span text:style-name="T62_9">ServiceMonitorServer</text:span><text:span text:style-name="T62_10">/</text:span><text:span text:style-name="T62_11">ui</text:span><text:span text:style-name="T62_12">/<text:s/>(</text:span><text:span text:style-name="T62_13">this</text:span><text:span text:style-name="T62_14"><text:s/></text:span><text:span text:style-name="T62_15">should</text:span><text:span text:style-name="T62_16"><text:s/></text:span><text:span text:style-name="T62_17">not</text:span><text:span text:style-name="T62_18"><text:s/></text:span><text:span text:style-name="T62_19">be</text:span><text:span text:style-name="T62_20"><text:s/></text:span><text:span text:style-name="T62_21">accessible</text:span><text:span text:style-name="T62_22"><text:s/></text:span><text:span text:style-name="T62_23">for</text:span><text:span text:style-name="T62_24"><text:s/></text:span><text:span text:style-name="T62_25">unauthenticated</text:span><text:span text:style-name="T62_26"><text:s/></text:span><text:span text:style-name="T62_27">users</text:span><text:span text:style-name="T62_28">)</text:span></text:p>
        </text:list-item>
        <text:list-item>
          <text:p text:style-name="P63"><text:span text:style-name="T63_1">Log</text:span><text:span text:style-name="T63_2"><text:s/></text:span><text:span text:style-name="T63_3">in</text:span><text:span text:style-name="T63_4"><text:s/></text:span><text:span text:style-name="T63_5">using</text:span><text:span text:style-name="T63_6"><text:s/></text:span><text:span text:style-name="T63_7">the</text:span><text:span text:style-name="T63_8"><text:s/></text:span><text:span text:style-name="T63_9">user</text:span><text:span text:style-name="T63_10"><text:s/></text:span><text:span text:style-name="T63_11">you</text:span><text:span text:style-name="T63_12"><text:s/></text:span><text:span text:style-name="T63_13">created</text:span></text:p>
        </text:list-item>
        <text:list-item>
          <text:p text:style-name="P64"><text:span text:style-name="T64_1">Test</text:span><text:span text:style-name="T64_2"><text:s/></text:span><text:span text:style-name="T64_3">that</text:span><text:span text:style-name="T64_4"><text:s/></text:span><text:span text:style-name="T64_5">you</text:span><text:span text:style-name="T64_6"><text:s/></text:span><text:span text:style-name="T64_7">can</text:span><text:span text:style-name="T64_8"><text:s/></text:span><text:span text:style-name="T64_9">now</text:span><text:span text:style-name="T64_10"><text:s/></text:span><text:span text:style-name="T64_11">access</text:span><text:span text:style-name="T64_12"><text:s/></text:span><text:span text:style-name="T64_13">the</text:span><text:span text:style-name="T64_14"><text:s/></text:span><text:span text:style-name="T64_15">pages</text:span><text:span text:style-name="T64_16"><text:s/></text:span><text:span text:style-name="T64_17">that</text:span><text:span text:style-name="T64_18"><text:s/></text:span><text:span text:style-name="T64_19">were</text:span><text:span text:style-name="T64_20"><text:s/></text:span><text:span text:style-name="T64_21">previously</text:span><text:span text:style-name="T64_22"><text:s/></text:span><text:span text:style-name="T64_23">inaccessible</text:span><text:span text:style-name="T64_24">.</text:span></text:p>
        </text:list-item>
      </text:list>
      <text:p text:style-name="P6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orphans="2" fo:widows="2"/>
      <style:text-properties style:use-window-font-color="true" fo:font-size="12pt" style:font-size-asian="12pt" style:font-size-complex="12pt" fo:language="en" fo:language-asian="en" fo:language-complex="ar" fo:country="US" fo:country-asian="US" fo:country-complex="SA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Style-1" style:family="paragraph" style:parent-style-name="Standard"/>
    <style:style style:name="ListStyle" style:family="paragraph" style:parent-style-name="Standard"/>
    <style:style style:name="Style-2" style:family="paragraph" style:parent-style-name="Standard"/>
    <style:style style:name="Style-3" style:family="paragraph" style:parent-style-name="Standard"/>
    <style:style style:name="Style-4" style:family="paragraph" style:parent-style-name="Standard"/>
    <style:style style:name="Style-5" style:family="paragraph" style:parent-style-name="Standard"/>
    <style:style style:name="LLS_1_0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LS_1_1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LS_1_2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LS_1_3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LS_1_4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LS_1_5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LS_1_6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LS_1_7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LS_1_8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1">
      <text:list-level-style-number style:num-format="1" text:style-name="LLS_1_0" text:level="1" style:num-suffix=".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number>
      <text:list-level-style-number style:num-format="a" text:style-name="LLS_1_1" text:level="2" style:num-suffix=".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number>
      <text:list-level-style-number style:num-format="i" text:style-name="LLS_1_2" text:level="3" style:num-suffix=".">
        <style:list-level-properties text:min-label-width="3.81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number>
      <text:list-level-style-number style:num-format="1" text:style-name="LLS_1_3" text:level="4" style:num-suffix=".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number>
      <text:list-level-style-number style:num-format="a" text:style-name="LLS_1_4" text:level="5" style:num-suffix=".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number>
      <text:list-level-style-number style:num-format="i" text:style-name="LLS_1_5" text:level="6" style:num-suffix=".">
        <style:list-level-properties text:min-label-width="7.62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number>
      <text:list-level-style-number style:num-format="1" text:style-name="LLS_1_6" text:level="7" style:num-suffix=".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number>
      <text:list-level-style-number style:num-format="a" text:style-name="LLS_1_7" text:level="8" style:num-suffix=".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number>
      <text:list-level-style-number style:num-format="i" text:style-name="LLS_1_8" text:level="9" style:num-suffix=".">
        <style:list-level-properties text:min-label-width="11.43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number>
    </text:list-style>
    <style:style style:name="LLS_2_0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LS_2_1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LS_2_2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LS_2_3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LS_2_4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LS_2_5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LS_2_6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LS_2_7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LS_2_8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2">
      <text:list-level-style-number style:num-format="1" text:style-name="LLS_2_0" text:level="1" style:num-suffix=".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number>
      <text:list-level-style-bullet text:bullet-char="○" text:style-name="LLS_2_1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■" text:style-name="LLS_2_2" text:level="3">
        <style:list-level-properties text:min-label-width="3.81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LS_2_3" text:level="4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LS_2_4" text:level="5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■" text:style-name="LLS_2_5" text:level="6">
        <style:list-level-properties text:min-label-width="7.62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LS_2_6" text:level="7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LS_2_7" text:level="8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■" text:style-name="LLS_2_8" text:level="9">
        <style:list-level-properties text:min-label-width="11.43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LS_3_0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LS_3_1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LS_3_2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LS_3_3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LS_3_4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LS_3_5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LS_3_6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LS_3_7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LS_3_8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text:list-style style:name="LS3">
      <text:list-level-style-number style:num-format="1" text:style-name="LLS_3_0" text:level="1" style:num-suffix=".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number>
      <text:list-level-style-number style:num-format="a" text:style-name="LLS_3_1" text:level="2" style:num-suffix=".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number>
      <text:list-level-style-number style:num-format="i" text:style-name="LLS_3_2" text:level="3" style:num-suffix=".">
        <style:list-level-properties text:min-label-width="3.81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number>
      <text:list-level-style-number style:num-format="1" text:style-name="LLS_3_3" text:level="4" style:num-suffix=".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number>
      <text:list-level-style-number style:num-format="a" text:style-name="LLS_3_4" text:level="5" style:num-suffix=".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number>
      <text:list-level-style-number style:num-format="i" text:style-name="LLS_3_5" text:level="6" style:num-suffix=".">
        <style:list-level-properties text:min-label-width="7.62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number>
      <text:list-level-style-number style:num-format="1" text:style-name="LLS_3_6" text:level="7" style:num-suffix=".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number>
      <text:list-level-style-number style:num-format="a" text:style-name="LLS_3_7" text:level="8" style:num-suffix=".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number>
      <text:list-level-style-number style:num-format="i" text:style-name="LLS_3_8" text:level="9" style:num-suffix=".">
        <style:list-level-properties text:min-label-width="11.43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number>
    </text:list-style>
    <style:style style:name="LLS_4_0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LS_4_1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LS_4_2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LS_4_3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LS_4_4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LS_4_5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LS_4_6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LS_4_7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LS_4_8" style:family="text"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4">
      <text:list-level-style-number style:num-format="1" text:style-name="LLS_4_0" text:level="1" style:num-suffix=".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number>
      <text:list-level-style-number style:num-format="a" text:style-name="LLS_4_1" text:level="2" style:num-suffix=".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number>
      <text:list-level-style-number style:num-format="i" text:style-name="LLS_4_2" text:level="3" style:num-suffix=".">
        <style:list-level-properties text:min-label-width="3.81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number>
      <text:list-level-style-number style:num-format="1" text:style-name="LLS_4_3" text:level="4" style:num-suffix=".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number>
      <text:list-level-style-number style:num-format="a" text:style-name="LLS_4_4" text:level="5" style:num-suffix=".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number>
      <text:list-level-style-number style:num-format="i" text:style-name="LLS_4_5" text:level="6" style:num-suffix=".">
        <style:list-level-properties text:min-label-width="7.62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number>
      <text:list-level-style-number style:num-format="1" text:style-name="LLS_4_6" text:level="7" style:num-suffix=".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number>
      <text:list-level-style-number style:num-format="a" text:style-name="LLS_4_7" text:level="8" style:num-suffix=".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number>
      <text:list-level-style-number style:num-format="i" text:style-name="LLS_4_8" text:level="9" style:num-suffix=".">
        <style:list-level-properties text:min-label-width="11.43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2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